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adornments="Курсив" style:font-family-generic="swiss" style:font-pitch="variable"/>
    <style:font-face style:name="Trebuchet MS1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0.9063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1.7693in"/>
    </style:style>
    <style:style style:name="co7" style:family="table-column">
      <style:table-column-properties fo:break-before="auto" style:column-width="0.229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0374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1.1902in"/>
    </style:style>
    <style:style style:name="co13" style:family="table-column">
      <style:table-column-properties fo:break-before="auto" style:column-width="1.343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827in"/>
    </style:style>
    <style:style style:name="co16" style:family="table-column">
      <style:table-column-properties fo:break-before="auto" style:column-width="1.3764in"/>
    </style:style>
    <style:style style:name="co17" style:family="table-column">
      <style:table-column-properties fo:break-before="auto" style:column-width="1.1689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1.1028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1.7807in"/>
    </style:style>
    <style:style style:name="co22" style:family="table-column">
      <style:table-column-properties fo:break-before="auto" style:column-width="1.3in"/>
    </style:style>
    <style:style style:name="co23" style:family="table-column">
      <style:table-column-properties fo:break-before="auto" style:column-width="1.5618in"/>
    </style:style>
    <style:style style:name="co24" style:family="table-column">
      <style:table-column-properties fo:break-before="auto" style:column-width="1.0701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222in"/>
    </style:style>
    <style:style style:name="co29" style:family="table-column">
      <style:table-column-properties fo:break-before="auto" style:column-width="0.8681in"/>
    </style:style>
    <style:style style:name="co30" style:family="table-column">
      <style:table-column-properties fo:break-before="auto" style:column-width="0.2571in"/>
    </style:style>
    <style:style style:name="co31" style:family="table-column">
      <style:table-column-properties fo:break-before="auto" style:column-width="0.922in"/>
    </style:style>
    <style:style style:name="co32" style:family="table-column">
      <style:table-column-properties fo:break-before="auto" style:column-width="0.1819in"/>
    </style:style>
    <style:style style:name="co33" style:family="table-column">
      <style:table-column-properties fo:break-before="auto" style:column-width="1.3291in"/>
    </style:style>
    <style:style style:name="co34" style:family="table-column">
      <style:table-column-properties fo:break-before="auto" style:column-width="0.62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7" style:family="table-cell" style:parent-style-name="Default">
      <style:table-cell-properties fo:border="0.06pt solid #000000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rebuchet MS1"/>
    </style:style>
    <style:style style:name="ce89" style:family="table-cell" style:parent-style-name="Default">
      <style:text-properties style:font-name="Trebuchet MS1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rebuchet MS1"/>
    </style:style>
    <style:style style:name="ce91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in"/>
    </style:style>
    <style:style style:name="ce92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in"/>
    </style:style>
    <style:style style:name="ce93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rebuchet MS1"/>
    </style:style>
    <style:style style:name="ce95" style:family="table-cell" style:parent-style-name="Default" style:data-style-name="N130">
      <style:table-cell-properties fo:border="none"/>
    </style:style>
    <style:style style:name="ce96" style:family="table-cell" style:parent-style-name="Default">
      <style:table-cell-properties fo:border="none"/>
    </style:style>
    <style:style style:name="ce97" style:family="table-cell" style:parent-style-name="Default" style:data-style-name="N131">
      <style:table-cell-properties fo:border="0.06pt solid #000000"/>
    </style:style>
    <style:style style:name="ce98" style:family="table-cell" style:parent-style-name="Default" style:data-style-name="N130">
      <style:table-cell-properties fo:border="0.06pt solid #000000"/>
    </style:style>
    <style:style style:name="ce9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10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10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3" style:family="table-cell" style:parent-style-name="Default">
      <style:table-cell-properties fo:background-color="#cccccc" style:text-align-source="fix" style:repeat-content="false" fo:border="2.49pt solid #000000" style:vertical-align="middle"/>
      <style:paragraph-properties fo:text-align="center" fo:margin-left="0in"/>
      <style:text-properties style:font-name="Trebuchet MS1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Trebuchet MS1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Trebuchet MS1" fo:font-weight="bold" style:font-weight-asian="bold" style:font-weight-complex="bold"/>
    </style:style>
    <style:style style:name="ce106" style:family="table-cell" style:parent-style-name="Default" style:data-style-name="N131">
      <style:table-cell-properties fo:background-color="#ccffcc" fo:border="2.49pt solid #000000" style:vertical-align="middle"/>
    </style:style>
    <style:style style:name="ce107" style:family="table-cell" style:parent-style-name="Default">
      <style:table-cell-properties fo:background-color="#dddddd" fo:border="0.06pt solid #000000"/>
    </style:style>
    <style:style style:name="ce10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font-name="Trebuchet MS1" fo:font-weight="bold" style:font-weight-asian="bold" style:font-weight-complex="bold"/>
    </style:style>
    <style:style style:name="ce109" style:family="table-cell" style:parent-style-name="Default" style:data-style-name="N131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110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style:font-name="Trebuchet MS1" fo:font-weight="bold" style:font-weight-asian="bold" style:font-weight-complex="bold"/>
    </style:style>
    <style:style style:name="ce2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Trebuchet MS1" fo:font-weight="bold" style:font-weight-asian="bold" style:font-weight-complex="bold"/>
    </style:style>
    <style:style style:name="ce2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'blinn-phong'.P3"/>
      <style:map style:condition="cell-content()=0" style:apply-style-name="Default" style:base-cell-address="'blinn-phong'.P3"/>
      <style:map style:condition="cell-content()&gt;0" style:apply-style-name="Green_20_background" style:base-cell-address="'blinn-phong'.P3"/>
    </style:style>
    <style:style style:name="ce2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Green_20_background" style:base-cell-address="'blinn-phong'.Q3"/>
      <style:map style:condition="cell-content()=0" style:apply-style-name="Default" style:base-cell-address="'blinn-phong'.Q3"/>
      <style:map style:condition="cell-content()&gt;0" style:apply-style-name="Red_20_background" style:base-cell-address="'blinn-phong'.Q3"/>
    </style:style>
    <style:style style:name="ce1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dddddd" fo:border="0.06pt solid #000000"/>
      <style:text-properties style:font-name="Trebuchet MS" fo:font-weight="bold" style:font-weight-asian="bold" style:font-weight-complex="bold"/>
    </style:style>
    <style:style style:name="ce3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ASTC.B7"/>
      <style:map style:condition="cell-content()=0" style:apply-style-name="Default" style:base-cell-address="ASTC.B7"/>
      <style:map style:condition="cell-content()&gt;0" style:apply-style-name="Green_20_background" style:base-cell-address="ASTC.B7"/>
    </style:style>
    <style:style style:name="ce117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in"/>
    </style:style>
    <style:style style:name="ce118" style:family="table-cell" style:parent-style-name="Default" style:data-style-name="N134">
      <style:table-cell-properties fo:border="0.06pt solid #000000"/>
    </style:style>
    <style:style style:name="ce119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22" style:family="table-cell" style:parent-style-name="Default">
      <style:table-cell-properties fo:background-color="#808080"/>
    </style:style>
    <style:style style:name="ce123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in"/>
    </style:style>
    <style:style style:name="ce124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808080" style:text-align-source="fix" style:repeat-content="false"/>
      <style:paragraph-properties fo:text-align="start" fo:margin-left="0in"/>
    </style:style>
    <style:style style:name="ce126" style:family="table-cell" style:parent-style-name="Default">
      <style:table-cell-properties fo:background-color="#f7d1d5" style:text-align-source="fix" style:repeat-content="false"/>
      <style:paragraph-properties fo:text-align="center" fo:margin-left="0in"/>
    </style:style>
    <style:style style:name="ce127" style:family="table-cell" style:parent-style-name="Default">
      <style:table-cell-properties fo:background-color="#808080" fo:border="none"/>
    </style:style>
    <style:style style:name="ce128" style:family="table-cell" style:parent-style-name="Default">
      <style:table-cell-properties fo:background-color="#ff4000"/>
    </style:style>
    <style:style style:name="ce129" style:family="table-cell" style:parent-style-name="Default">
      <style:table-cell-properties fo:background-color="#afd095" fo:border="0.74pt solid #000000"/>
    </style:style>
    <style:style style:name="ce130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fo:background-color="#b3cac7"/>
    </style:style>
    <style:style style:name="ce47" style:family="table-cell" style:parent-style-name="Default">
      <style:table-cell-properties fo:background-color="#dddddd"/>
      <style:text-properties style:font-name="Arial"/>
    </style:style>
    <style:style style:name="ce48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/>
      <style:text-properties style:font-name="Arial"/>
    </style:style>
    <style:style style:name="ce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rial"/>
    </style:style>
    <style:style style:name="ce51" style:family="table-cell" style:parent-style-name="Default">
      <style:table-cell-properties fo:background-color="#dddddd"/>
      <style:text-properties style:font-name="Arial" style:font-name-asian="Segoe UI" style:font-name-complex="Tahoma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c9211e"/>
      <style:text-properties style:font-name="Arial"/>
    </style:style>
    <style:style style:name="ce69" style:family="table-cell" style:parent-style-name="Default">
      <style:table-cell-properties fo:background-color="#468a1a"/>
      <style:text-properties fo:color="#ffffff" style:font-name="Arial"/>
    </style:style>
    <style:style style:name="ce55" style:family="table-cell" style:parent-style-name="Default">
      <style:text-properties style:font-name="Arial"/>
    </style:style>
    <style:style style:name="ce71" style:family="table-cell" style:parent-style-name="Default">
      <style:text-properties style:font-name="Liberation Serif" style:font-name-asian="Segoe UI" style:font-name-complex="Tahoma"/>
    </style:style>
    <style:style style:name="ce72" style:family="table-cell" style:parent-style-name="Default">
      <style:table-cell-properties fo:background-color="#468a1a"/>
      <style:text-properties style:font-name="Arial"/>
    </style:style>
    <style:style style:name="ce73" style:family="table-cell" style:parent-style-name="Default">
      <style:table-cell-properties fo:background-color="#eeeeee"/>
      <style:text-properties style:font-name="Arial"/>
    </style:style>
    <style:style style:name="ce57" style:family="table-cell" style:parent-style-name="Default">
      <style:table-cell-properties fo:background-color="#c9211e"/>
      <style:text-properties fo:color="#ffffff" style:font-name="Arial"/>
    </style:style>
    <style:style style:name="ce58" style:family="table-cell" style:parent-style-name="Default">
      <style:table-cell-properties fo:background-color="#dddddd" fo:border="0.74pt solid #000000" style:vertical-align="middle"/>
      <style:text-properties style:font-name="Arial"/>
    </style:style>
    <style:style style:name="ce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in"/>
      <style:text-properties style:font-name="Arial"/>
    </style:style>
    <style:style style:name="ce6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61" style:family="table-cell" style:parent-style-name="Default">
      <style:table-cell-properties fo:background-color="#dddddd" fo:border="0.74pt solid #000000" style:vertical-align="middl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333333"/>
      <style:text-properties style:font-name="Arial"/>
    </style:style>
    <style:style style:name="ce90" style:family="table-cell" style:parent-style-name="Default">
      <style:table-cell-properties fo:background-color="#333333"/>
      <style:text-properties fo:color="#ffffff" style:font-name="Arial"/>
    </style:style>
    <style:style style:name="ce7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rial"/>
    </style:style>
    <style:style style:name="ce75" style:family="table-cell" style:parent-style-name="Default" style:data-style-name="N138"/>
    <style:style style:name="ce76" style:family="table-cell" style:parent-style-name="Default" style:data-style-name="N137">
      <style:table-cell-properties fo:background-color="#ff0000" style:text-align-source="fix" style:repeat-content="false"/>
      <style:paragraph-properties fo:text-align="end" fo:margin-left="0in"/>
    </style:style>
    <style:style style:name="ce77" style:family="table-cell" style:parent-style-name="Default" style:data-style-name="N137">
      <style:table-cell-properties fo:background-color="#81d41a" style:text-align-source="fix" style:repeat-content="false"/>
      <style:paragraph-properties fo:text-align="end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" style:family="table-cell" style:parent-style-name="Default" style:data-style-name="N11">
      <style:table-cell-properties fo:background-color="#81d41a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style:font-name="Arial"/>
    </style:style>
  </office:automatic-styles>
  <office:body>
    <office:spreadsheet>
      <table:table table:name="madelbro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7"/>
        <table:table-column table:style-name="co9" table:default-cell-style-name="ce97"/>
        <table:table-column table:style-name="co10" table:default-cell-style-name="ce98"/>
        <table:table-column table:style-name="co8" table:default-cell-style-name="Default"/>
        <table:table-column table:style-name="co8" table:default-cell-style-name="ce87"/>
        <table:table-column table:style-name="co8" table:default-cell-style-name="ce97"/>
        <table:table-column table:style-name="co8" table:default-cell-style-name="ce98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87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End temperature</text:p>
          </table:table-cell>
          <table:table-cell table:style-name="ce94"/>
          <table:table-cell table:style-name="ce4" office:value-type="string" calcext:value-type="string">
            <text:p>Starting temperature</text:p>
          </table:table-cell>
          <table:table-cell/>
          <table:table-cell table:style-name="ce4" office:value-type="string" calcext:value-type="string" table:number-columns-spanned="3" table:number-rows-spanned="1">
            <text:p>Analytic color stat</text:p>
          </table:table-cell>
          <table:covered-table-cell table:number-columns-repeated="2" table:style-name="ce87"/>
          <table:table-cell/>
          <table:table-cell table:style-name="ce4" office:value-type="string" calcext:value-type="string" table:number-columns-spanned="3" table:number-rows-spanned="1">
            <text:p>LUT color stat</text:p>
          </table:table-cell>
          <table:covered-table-cell table:number-columns-repeated="2" table:style-name="ce87"/>
          <table:table-cell/>
          <table:table-cell table:style-name="ce4" office:value-type="string" calcext:value-type="string" table:number-columns-spanned="3" table:number-rows-spanned="1">
            <text:p>LUT relative Analytic color benefit</text:p>
          </table:table-cell>
          <table:covered-table-cell table:number-columns-repeated="2" table:style-name="ce87"/>
        </table:table-row>
        <table:table-row table:style-name="ro1">
          <table:table-cell table:style-name="ce88" office:value-type="string" calcext:value-type="string">
            <text:p>Analytic color</text:p>
          </table:table-cell>
          <table:table-cell table:style-name="ce91" table:formula="of:=AVERAGE([.I3:.I9])" office:value-type="float" office:value="39.4757285714286" calcext:value-type="float">
            <text:p>39.5 FPS</text:p>
          </table:table-cell>
          <table:table-cell table:style-name="ce92" table:formula="of:=AVERAGE([.J3:.J9])" office:value-type="float" office:value="646.857142857143" calcext:value-type="float">
            <text:p>646.857 mA</text:p>
          </table:table-cell>
          <table:table-cell table:style-name="ce93" office:value-type="float" office:value="29.7" calcext:value-type="float">
            <text:p>29.7 °C</text:p>
          </table:table-cell>
          <table:table-cell table:style-name="ce95"/>
          <table:table-cell table:style-name="ce93" office:value-type="float" office:value="28.5" calcext:value-type="float">
            <text:p>28.5 °C</text:p>
          </table:table-cell>
          <table:table-cell/>
          <table:table-cell table:style-name="ce4" office:value-type="string" calcext:value-type="string">
            <text:p>Samples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Current</text:p>
          </table:table-cell>
          <table:table-cell/>
          <table:table-cell table:style-name="ce4" office:value-type="string" calcext:value-type="string">
            <text:p>Samples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Current</text:p>
          </table:table-cell>
          <table:table-cell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Current</text:p>
          </table:table-cell>
          <table:table-cell table:style-name="ce102" office:value-type="string" calcext:value-type="string">
            <text:p>Temperature</text:p>
          </table:table-cell>
        </table:table-row>
        <table:table-row table:style-name="ro2">
          <table:table-cell table:style-name="ce88" office:value-type="string" calcext:value-type="string">
            <text:p>LUT color</text:p>
          </table:table-cell>
          <table:table-cell table:style-name="ce91" table:formula="of:=AVERAGE([.M3:.M9])" office:value-type="float" office:value="40.1743285714286" calcext:value-type="float">
            <text:p>40.2 FPS</text:p>
          </table:table-cell>
          <table:table-cell table:style-name="ce92" table:formula="of:=AVERAGE([.N3:.N9])" office:value-type="float" office:value="614.428571428571" calcext:value-type="float">
            <text:p>614.429 mA</text:p>
          </table:table-cell>
          <table:table-cell table:style-name="ce93" office:value-type="float" office:value="29.3" calcext:value-type="float">
            <text:p>29.3 °C</text:p>
          </table:table-cell>
          <table:table-cell table:style-name="ce96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39.9332" calcext:value-type="float">
            <text:p>39.9 FPS</text:p>
          </table:table-cell>
          <table:table-cell office:value-type="float" office:value="689" calcext:value-type="float">
            <text:p>689.000 m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.0885" calcext:value-type="float">
            <text:p>40.1 FPS</text:p>
          </table:table-cell>
          <table:table-cell office:value-type="float" office:value="630" calcext:value-type="float">
            <text:p>630.000 mA</text:p>
          </table:table-cell>
          <table:table-cell/>
          <table:table-cell table:style-name="ce99" table:formula="of:=(([.B3]-[.B2])/[.B2])" office:value-type="percentage" office:value="0.0176969501331921" calcext:value-type="percentage">
            <text:p>1.77%</text:p>
          </table:table-cell>
          <table:table-cell table:style-name="ce100" table:formula="of:=(([.C2]-[.C3])/[.C2])*IF(([.C2]&gt;[.C3]);-1;1)" office:value-type="percentage" office:value="-0.0501325088339223" calcext:value-type="percentage">
            <text:p>-5.01%</text:p>
          </table:table-cell>
          <table:table-cell table:style-name="ce100" table:formula="of:=(([.D2]-[.D3])/[.D2])*IF(([.D2]&gt;[.D3]);-1;1)" office:value-type="percentage" office:value="-0.0134680134680134" calcext:value-type="percentage">
            <text:p>-1.35%</text:p>
          </table:table-cell>
        </table:table-row>
        <table:table-row table:style-name="ro1">
          <table:table-cell table:style-name="ce8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0.1303" calcext:value-type="float">
            <text:p>40.1 FPS</text:p>
          </table:table-cell>
          <table:table-cell office:value-type="float" office:value="660" calcext:value-type="float">
            <text:p>660.000 m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.2321" calcext:value-type="float">
            <text:p>40.2 FPS</text:p>
          </table:table-cell>
          <table:table-cell office:value-type="float" office:value="552" calcext:value-type="float">
            <text:p>552.000 mA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9.6627" calcext:value-type="float">
            <text:p>39.7 FPS</text:p>
          </table:table-cell>
          <table:table-cell office:value-type="float" office:value="643" calcext:value-type="float">
            <text:p>643.000 m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.0962" calcext:value-type="float">
            <text:p>40.1 FPS</text:p>
          </table:table-cell>
          <table:table-cell office:value-type="float" office:value="592" calcext:value-type="float">
            <text:p>592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9.2729" calcext:value-type="float">
            <text:p>39.3 FPS</text:p>
          </table:table-cell>
          <table:table-cell office:value-type="float" office:value="630" calcext:value-type="float">
            <text:p>630.000 m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.2348" calcext:value-type="float">
            <text:p>40.2 FPS</text:p>
          </table:table-cell>
          <table:table-cell office:value-type="float" office:value="574" calcext:value-type="float">
            <text:p>574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9.0591" calcext:value-type="float">
            <text:p>39.1 FPS</text:p>
          </table:table-cell>
          <table:table-cell office:value-type="float" office:value="657" calcext:value-type="float">
            <text:p>657.000 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.1355" calcext:value-type="float">
            <text:p>40.1 FPS</text:p>
          </table:table-cell>
          <table:table-cell office:value-type="float" office:value="619" calcext:value-type="float">
            <text:p>619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9.1288" calcext:value-type="float">
            <text:p>39.1 FPS</text:p>
          </table:table-cell>
          <table:table-cell office:value-type="float" office:value="635" calcext:value-type="float">
            <text:p>635.000 m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.2588" calcext:value-type="float">
            <text:p>40.3 FPS</text:p>
          </table:table-cell>
          <table:table-cell office:value-type="float" office:value="637" calcext:value-type="float">
            <text:p>63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39.1431" calcext:value-type="float">
            <text:p>39.1 FPS</text:p>
          </table:table-cell>
          <table:table-cell office:value-type="float" office:value="614" calcext:value-type="float">
            <text:p>614.000 m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.1744" calcext:value-type="float">
            <text:p>40.2 FPS</text:p>
          </table:table-cell>
          <table:table-cell office:value-type="float" office:value="697" calcext:value-type="float">
            <text:p>69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94"/>
          <table:table-cell table:style-name="ce96" table:number-columns-repeated="2"/>
          <table:table-cell/>
          <table:table-cell table:style-name="Default" table:number-columns-repeated="3"/>
          <table:table-cell table:number-columns-repeated="4"/>
        </table:table-row>
        <calcext:conditional-formats>
          <calcext:conditional-format calcext:target-range-address="madelbrot.P3:madelbrot.P3">
            <calcext:condition calcext:apply-style-name="Red background" calcext:value="&lt;0" calcext:base-cell-address="madelbrot.P3"/>
            <calcext:condition calcext:apply-style-name="Default" calcext:value="=0" calcext:base-cell-address="madelbrot.P3"/>
            <calcext:condition calcext:apply-style-name="Green background" calcext:value="&gt;0" calcext:base-cell-address="madelbrot.P3"/>
          </calcext:conditional-format>
          <calcext:conditional-format calcext:target-range-address="madelbrot.Q3:madelbrot.R3">
            <calcext:condition calcext:apply-style-name="Green background" calcext:value="&lt;0" calcext:base-cell-address="madelbrot.Q3"/>
            <calcext:condition calcext:apply-style-name="Default" calcext:value="=0" calcext:base-cell-address="madelbrot.Q3"/>
            <calcext:condition calcext:apply-style-name="Red background" calcext:value="&gt;0" calcext:base-cell-address="madelbrot.Q3"/>
          </calcext:conditional-format>
        </calcext:conditional-formats>
      </table:table>
      <table:table table:name="rotating mesh" table:style-name="ta1" table:print="false">
        <table:table-column table:style-name="co15" table:default-cell-style-name="Default"/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8" table:default-cell-style-name="Default"/>
        <table:table-column table:style-name="co19" table:default-cell-style-name="Default"/>
        <table:table-column table:style-name="co20" table:default-cell-style-name="ce109"/>
        <table:table-column table:style-name="co21" table:default-cell-style-name="ce109"/>
        <table:table-row table:style-name="ro4">
          <table:table-cell/>
          <table:table-cell table:style-name="ce18" office:value-type="string" calcext:value-type="string" table:number-columns-spanned="4" table:number-rows-spanned="1">
            <text:p>Synchronization technique</text:p>
          </table:table-cell>
          <table:covered-table-cell table:number-columns-repeated="2" table:style-name="ce107"/>
          <table:covered-table-cell table:style-name="Default"/>
          <table:table-cell table:number-columns-repeated="2"/>
          <table:table-cell table:style-name="ce18" office:value-type="string" calcext:value-type="string" table:number-columns-spanned="2" table:number-rows-spanned="1">
            <text:p>Command buffer submit overkill</text:p>
          </table:table-cell>
          <table:covered-table-cell table:style-name="Default"/>
        </table:table-row>
        <table:table-row table:style-name="ro5">
          <table:table-cell/>
          <table:table-cell table:style-name="ce105" office:value-type="string" calcext:value-type="string">
            <text:p>VkFence</text:p>
          </table:table-cell>
          <table:table-cell table:style-name="ce108" office:value-type="string" calcext:value-type="string">
            <text:p>2 VkSemaphore and pWaitDstStageMask</text:p>
          </table:table-cell>
          <table:table-cell table:style-name="ce108" office:value-type="string" calcext:value-type="string">
            <text:p>2 VkSemaphore and pipeline barrier</text:p>
          </table:table-cell>
          <table:table-cell table:style-name="ce108" office:value-type="string" calcext:value-type="string">
            <text:p>Dedicated depth stencil buffer</text:p>
          </table:table-cell>
          <table:table-cell table:number-columns-repeated="2"/>
          <table:table-cell table:style-name="ce105" office:value-type="string" calcext:value-type="string">
            <text:p>No VkFence</text:p>
          </table:table-cell>
          <table:table-cell table:style-name="ce105" office:value-type="string" calcext:value-type="string">
            <text:p>With VkFence</text:p>
          </table:table-cell>
        </table:table-row>
        <table:table-row table:style-name="ro1">
          <table:table-cell/>
          <table:table-cell office:value-type="float" office:value="279.556" calcext:value-type="float">
            <text:p>279.6 FPS</text:p>
          </table:table-cell>
          <table:table-cell office:value-type="float" office:value="310.544" calcext:value-type="float">
            <text:p>310.5 FPS</text:p>
          </table:table-cell>
          <table:table-cell office:value-type="float" office:value="308.986" calcext:value-type="float">
            <text:p>309.0 FPS</text:p>
          </table:table-cell>
          <table:table-cell office:value-type="float" office:value="309.781" calcext:value-type="float">
            <text:p>309.8 FPS</text:p>
          </table:table-cell>
          <table:table-cell table:number-columns-repeated="2"/>
          <table:table-cell office:value-type="float" office:value="355.967" calcext:value-type="float">
            <text:p>356.0 FPS</text:p>
          </table:table-cell>
          <table:table-cell office:value-type="float" office:value="356.24" calcext:value-type="float">
            <text:p>356.2 FPS</text:p>
          </table:table-cell>
        </table:table-row>
        <table:table-row table:style-name="ro1">
          <table:table-cell/>
          <table:table-cell office:value-type="float" office:value="268.215" calcext:value-type="float">
            <text:p>268.2 FPS</text:p>
          </table:table-cell>
          <table:table-cell office:value-type="float" office:value="299.714" calcext:value-type="float">
            <text:p>299.7 FPS</text:p>
          </table:table-cell>
          <table:table-cell office:value-type="float" office:value="299.797" calcext:value-type="float">
            <text:p>299.8 FPS</text:p>
          </table:table-cell>
          <table:table-cell office:value-type="float" office:value="299.352" calcext:value-type="float">
            <text:p>299.4 FPS</text:p>
          </table:table-cell>
          <table:table-cell table:number-columns-repeated="2"/>
          <table:table-cell office:value-type="float" office:value="339.87" calcext:value-type="float">
            <text:p>339.9 FPS</text:p>
          </table:table-cell>
          <table:table-cell office:value-type="float" office:value="340.633" calcext:value-type="float">
            <text:p>340.6 FPS</text:p>
          </table:table-cell>
        </table:table-row>
        <table:table-row table:style-name="ro1">
          <table:table-cell/>
          <table:table-cell office:value-type="float" office:value="244.428" calcext:value-type="float">
            <text:p>244.4 FPS</text:p>
          </table:table-cell>
          <table:table-cell office:value-type="float" office:value="294.054" calcext:value-type="float">
            <text:p>294.1 FPS</text:p>
          </table:table-cell>
          <table:table-cell office:value-type="float" office:value="291.5" calcext:value-type="float">
            <text:p>291.5 FPS</text:p>
          </table:table-cell>
          <table:table-cell office:value-type="float" office:value="292.277" calcext:value-type="float">
            <text:p>292.3 FPS</text:p>
          </table:table-cell>
          <table:table-cell table:number-columns-repeated="2"/>
          <table:table-cell office:value-type="float" office:value="335.483" calcext:value-type="float">
            <text:p>335.5 FPS</text:p>
          </table:table-cell>
          <table:table-cell office:value-type="float" office:value="335.742" calcext:value-type="float">
            <text:p>335.7 FPS</text:p>
          </table:table-cell>
        </table:table-row>
        <table:table-row table:style-name="ro1">
          <table:table-cell/>
          <table:table-cell office:value-type="float" office:value="248.665" calcext:value-type="float">
            <text:p>248.7 FPS</text:p>
          </table:table-cell>
          <table:table-cell office:value-type="float" office:value="293.137" calcext:value-type="float">
            <text:p>293.1 FPS</text:p>
          </table:table-cell>
          <table:table-cell office:value-type="float" office:value="291.604" calcext:value-type="float">
            <text:p>291.6 FPS</text:p>
          </table:table-cell>
          <table:table-cell office:value-type="float" office:value="292.301" calcext:value-type="float">
            <text:p>292.3 FPS</text:p>
          </table:table-cell>
          <table:table-cell table:number-columns-repeated="2"/>
          <table:table-cell office:value-type="float" office:value="343.391" calcext:value-type="float">
            <text:p>343.4 FPS</text:p>
          </table:table-cell>
          <table:table-cell office:value-type="float" office:value="346.567" calcext:value-type="float">
            <text:p>346.6 FPS</text:p>
          </table:table-cell>
        </table:table-row>
        <table:table-row table:style-name="ro1">
          <table:table-cell/>
          <table:table-cell office:value-type="float" office:value="249.82" calcext:value-type="float">
            <text:p>249.8 FPS</text:p>
          </table:table-cell>
          <table:table-cell office:value-type="float" office:value="293.658" calcext:value-type="float">
            <text:p>293.7 FPS</text:p>
          </table:table-cell>
          <table:table-cell office:value-type="float" office:value="293.157" calcext:value-type="float">
            <text:p>293.2 FPS</text:p>
          </table:table-cell>
          <table:table-cell office:value-type="float" office:value="291.809" calcext:value-type="float">
            <text:p>291.8 FPS</text:p>
          </table:table-cell>
          <table:table-cell table:number-columns-repeated="2"/>
          <table:table-cell office:value-type="float" office:value="330.979" calcext:value-type="float">
            <text:p>331.0 FPS</text:p>
          </table:table-cell>
          <table:table-cell office:value-type="float" office:value="330.184" calcext:value-type="float">
            <text:p>330.2 FPS</text:p>
          </table:table-cell>
        </table:table-row>
        <table:table-row table:style-name="ro1">
          <table:table-cell/>
          <table:table-cell office:value-type="float" office:value="254.177" calcext:value-type="float">
            <text:p>254.2 FPS</text:p>
          </table:table-cell>
          <table:table-cell office:value-type="float" office:value="295.944" calcext:value-type="float">
            <text:p>295.9 FPS</text:p>
          </table:table-cell>
          <table:table-cell office:value-type="float" office:value="293.016" calcext:value-type="float">
            <text:p>293.0 FPS</text:p>
          </table:table-cell>
          <table:table-cell office:value-type="float" office:value="291.995" calcext:value-type="float">
            <text:p>292.0 FPS</text:p>
          </table:table-cell>
          <table:table-cell table:number-columns-repeated="2"/>
          <table:table-cell office:value-type="float" office:value="327.636" calcext:value-type="float">
            <text:p>327.6 FPS</text:p>
          </table:table-cell>
          <table:table-cell office:value-type="float" office:value="331.069" calcext:value-type="float">
            <text:p>331.1 FPS</text:p>
          </table:table-cell>
        </table:table-row>
        <table:table-row table:style-name="ro1">
          <table:table-cell/>
          <table:table-cell office:value-type="float" office:value="249.428" calcext:value-type="float">
            <text:p>249.4 FPS</text:p>
          </table:table-cell>
          <table:table-cell office:value-type="float" office:value="294.136" calcext:value-type="float">
            <text:p>294.1 FPS</text:p>
          </table:table-cell>
          <table:table-cell office:value-type="float" office:value="294.98" calcext:value-type="float">
            <text:p>295.0 FPS</text:p>
          </table:table-cell>
          <table:table-cell office:value-type="float" office:value="292.065" calcext:value-type="float">
            <text:p>292.1 FPS</text:p>
          </table:table-cell>
          <table:table-cell table:number-columns-repeated="2"/>
          <table:table-cell office:value-type="float" office:value="346.835" calcext:value-type="float">
            <text:p>346.8 FPS</text:p>
          </table:table-cell>
          <table:table-cell office:value-type="float" office:value="344.787" calcext:value-type="float">
            <text:p>344.8 FPS</text:p>
          </table:table-cell>
        </table:table-row>
        <table:table-row table:style-name="ro1">
          <table:table-cell/>
          <table:table-cell office:value-type="float" office:value="240.604" calcext:value-type="float">
            <text:p>240.6 FPS</text:p>
          </table:table-cell>
          <table:table-cell office:value-type="float" office:value="292.368" calcext:value-type="float">
            <text:p>292.4 FPS</text:p>
          </table:table-cell>
          <table:table-cell office:value-type="float" office:value="292.524" calcext:value-type="float">
            <text:p>292.5 FPS</text:p>
          </table:table-cell>
          <table:table-cell office:value-type="float" office:value="291.993" calcext:value-type="float">
            <text:p>292.0 FPS</text:p>
          </table:table-cell>
          <table:table-cell table:number-columns-repeated="2"/>
          <table:table-cell office:value-type="float" office:value="332.741" calcext:value-type="float">
            <text:p>332.7 FPS</text:p>
          </table:table-cell>
          <table:table-cell office:value-type="float" office:value="333.473" calcext:value-type="float">
            <text:p>333.5 FPS</text:p>
          </table:table-cell>
        </table:table-row>
        <table:table-row table:style-name="ro6">
          <table:table-cell table:style-name="ce103" office:value-type="string" calcext:value-type="string">
            <text:p>Average</text:p>
          </table:table-cell>
          <table:table-cell table:style-name="ce106" table:formula="of:=AVERAGE([.B3:.B10])" office:value-type="float" office:value="254.361625" calcext:value-type="float">
            <text:p>254.4 FPS</text:p>
          </table:table-cell>
          <table:table-cell table:style-name="ce106" table:formula="of:=AVERAGE([.C3:.C10])" office:value-type="float" office:value="296.694375" calcext:value-type="float">
            <text:p>296.7 FPS</text:p>
          </table:table-cell>
          <table:table-cell table:style-name="ce106" table:formula="of:=AVERAGE([.D3:.D10])" office:value-type="float" office:value="295.6955" calcext:value-type="float">
            <text:p>295.7 FPS</text:p>
          </table:table-cell>
          <table:table-cell table:style-name="ce106" table:formula="of:=AVERAGE([.E3:.E10])" office:value-type="float" office:value="295.196625" calcext:value-type="float">
            <text:p>295.2 FPS</text:p>
          </table:table-cell>
          <table:table-cell/>
          <table:table-cell table:style-name="ce103" office:value-type="string" calcext:value-type="string">
            <text:p>Average</text:p>
          </table:table-cell>
          <table:table-cell table:style-name="ce106" table:formula="of:=AVERAGE([.H3:.H10])" office:value-type="float" office:value="339.11275" calcext:value-type="float">
            <text:p>339.1 FPS</text:p>
          </table:table-cell>
          <table:table-cell table:style-name="ce106" table:formula="of:=AVERAGE([.I3:.I10])" office:value-type="float" office:value="339.836875" calcext:value-type="float">
            <text:p>339.8 FPS</text:p>
          </table:table-cell>
        </table:table-row>
      </table:table>
      <table:table table:name="blinn-phong" table:style-name="ta1" table:print="false">
        <table:table-column table:style-name="co8" table:number-columns-repeated="3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8" table:default-cell-style-name="Default"/>
        <table:table-column table:style-name="co8" table:default-cell-style-name="ce87"/>
        <table:table-column table:style-name="co8" table:default-cell-style-name="ce97"/>
        <table:table-column table:style-name="co8" table:default-cell-style-name="ce98"/>
        <table:table-column table:style-name="co8" table:default-cell-style-name="Default"/>
        <table:table-column table:style-name="co8" table:default-cell-style-name="ce87"/>
        <table:table-column table:style-name="co8" table:default-cell-style-name="ce97"/>
        <table:table-column table:style-name="co8" table:default-cell-style-name="ce98"/>
        <table:table-column table:style-name="co8" table:number-columns-repeated="3" table:default-cell-style-name="Default"/>
        <table:table-column table:style-name="co24" table:default-cell-style-name="Default"/>
        <table:table-row table:style-name="ro1">
          <table:table-cell table:style-name="ce87"/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Current</text:p>
          </table:table-cell>
          <table:table-cell table:style-name="ce25" office:value-type="string" calcext:value-type="string">
            <text:p>End temperature</text:p>
          </table:table-cell>
          <table:table-cell table:style-name="ce94"/>
          <table:table-cell table:style-name="ce25" office:value-type="string" calcext:value-type="string">
            <text:p>Starting temperature</text:p>
          </table:table-cell>
          <table:table-cell/>
          <table:table-cell table:style-name="ce25" office:value-type="string" calcext:value-type="string" table:number-columns-spanned="3" table:number-rows-spanned="1">
            <text:p>Analytic stat</text:p>
          </table:table-cell>
          <table:covered-table-cell table:number-columns-repeated="2" table:style-name="ce87"/>
          <table:table-cell/>
          <table:table-cell table:style-name="ce25" office:value-type="string" calcext:value-type="string" table:number-columns-spanned="3" table:number-rows-spanned="1">
            <text:p>LUT stat</text:p>
          </table:table-cell>
          <table:covered-table-cell table:number-columns-repeated="2" table:style-name="ce87"/>
          <table:table-cell/>
          <table:table-cell table:style-name="ce25" office:value-type="string" calcext:value-type="string" table:number-columns-spanned="3" table:number-rows-spanned="1">
            <text:p>LUT relative Analytic benefit</text:p>
          </table:table-cell>
          <table:covered-table-cell table:number-columns-repeated="2" table:style-name="ce87"/>
        </table:table-row>
        <table:table-row table:style-name="ro1">
          <table:table-cell table:style-name="ce110" office:value-type="string" calcext:value-type="string">
            <text:p>Analytic</text:p>
          </table:table-cell>
          <table:table-cell table:style-name="ce91" table:formula="of:=AVERAGE([.I3:.I9])" office:value-type="float" office:value="232.538857142857" calcext:value-type="float">
            <text:p>232.5 FPS</text:p>
          </table:table-cell>
          <table:table-cell table:style-name="ce92" table:formula="of:=AVERAGE([.J3:.J9])" office:value-type="float" office:value="390.142857142857" calcext:value-type="float">
            <text:p>390.143 mA</text:p>
          </table:table-cell>
          <table:table-cell table:style-name="ce93" office:value-type="float" office:value="33.2" calcext:value-type="float">
            <text:p>33.2 °C</text:p>
          </table:table-cell>
          <table:table-cell table:style-name="ce95"/>
          <table:table-cell table:style-name="ce93" office:value-type="float" office:value="33" calcext:value-type="float">
            <text:p>33.0 °C</text:p>
          </table:table-cell>
          <table:table-cell/>
          <table:table-cell table:style-name="ce25" office:value-type="string" calcext:value-type="string">
            <text:p>Samples</text:p>
          </table:table-cell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Current</text:p>
          </table:table-cell>
          <table:table-cell/>
          <table:table-cell table:style-name="ce25" office:value-type="string" calcext:value-type="string">
            <text:p>Samples</text:p>
          </table:table-cell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Current</text:p>
          </table:table-cell>
          <table:table-cell/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Current</text:p>
          </table:table-cell>
          <table:table-cell table:style-name="ce114" office:value-type="string" calcext:value-type="string">
            <text:p>Temperature</text:p>
          </table:table-cell>
        </table:table-row>
        <table:table-row table:style-name="ro2">
          <table:table-cell table:style-name="ce110" office:value-type="string" calcext:value-type="string">
            <text:p>LUT</text:p>
          </table:table-cell>
          <table:table-cell table:style-name="ce91" table:formula="of:=AVERAGE([.M3:.M9])" office:value-type="float" office:value="225.982571428571" calcext:value-type="float">
            <text:p>226.0 FPS</text:p>
          </table:table-cell>
          <table:table-cell table:style-name="ce92" table:formula="of:=AVERAGE([.N3:.N9])" office:value-type="float" office:value="382.428571428571" calcext:value-type="float">
            <text:p>382.429 mA</text:p>
          </table:table-cell>
          <table:table-cell table:style-name="ce93" office:value-type="float" office:value="33.6" calcext:value-type="float">
            <text:p>33.6 °C</text:p>
          </table:table-cell>
          <table:table-cell table:style-name="ce96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303.355" calcext:value-type="float">
            <text:p>303.4 FPS</text:p>
          </table:table-cell>
          <table:table-cell office:value-type="float" office:value="465" calcext:value-type="float">
            <text:p>465.000 m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9.581" calcext:value-type="float">
            <text:p>279.6 FPS</text:p>
          </table:table-cell>
          <table:table-cell office:value-type="float" office:value="393" calcext:value-type="float">
            <text:p>393.000 mA</text:p>
          </table:table-cell>
          <table:table-cell/>
          <table:table-cell table:style-name="ce26" table:formula="of:=(([.B3]-[.B2])/[.B2])" office:value-type="percentage" office:value="-0.0281943662871704" calcext:value-type="percentage">
            <text:p>-2.82%</text:p>
          </table:table-cell>
          <table:table-cell table:style-name="ce27" table:formula="of:=(([.C2]-[.C3])/[.C2])*IF(([.C2]&gt;[.C3]);-1;1)" office:value-type="percentage" office:value="-0.0197729769315269" calcext:value-type="percentage">
            <text:p>-1.98%</text:p>
          </table:table-cell>
          <table:table-cell table:style-name="ce27" table:formula="of:=(([.D3]-[.F2])/[.F2])-(([.D2]-[.F2])/[.F2])" office:value-type="percentage" office:value="0.0121212121212121" calcext:value-type="percentage">
            <text:p>1.21%</text:p>
          </table:table-cell>
        </table:table-row>
        <table:table-row table:style-name="ro1">
          <table:table-cell table:style-name="ce8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94.807" calcext:value-type="float">
            <text:p>294.8 FPS</text:p>
          </table:table-cell>
          <table:table-cell office:value-type="float" office:value="365" calcext:value-type="float">
            <text:p>365.000 m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.665" calcext:value-type="float">
            <text:p>300.7 FPS</text:p>
          </table:table-cell>
          <table:table-cell office:value-type="float" office:value="413" calcext:value-type="float">
            <text:p>413.000 mA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85.222" calcext:value-type="float">
            <text:p>285.2 FPS</text:p>
          </table:table-cell>
          <table:table-cell office:value-type="float" office:value="375" calcext:value-type="float">
            <text:p>375.000 m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7.393" calcext:value-type="float">
            <text:p>297.4 FPS</text:p>
          </table:table-cell>
          <table:table-cell office:value-type="float" office:value="380" calcext:value-type="float">
            <text:p>380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90.324" calcext:value-type="float">
            <text:p>190.3 FPS</text:p>
          </table:table-cell>
          <table:table-cell office:value-type="float" office:value="385" calcext:value-type="float">
            <text:p>385.000 m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4.797" calcext:value-type="float">
            <text:p>254.8 FPS</text:p>
          </table:table-cell>
          <table:table-cell office:value-type="float" office:value="373" calcext:value-type="float">
            <text:p>373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54.611" calcext:value-type="float">
            <text:p>254.6 FPS</text:p>
          </table:table-cell>
          <table:table-cell office:value-type="float" office:value="407" calcext:value-type="float">
            <text:p>407.000 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9.91" calcext:value-type="float">
            <text:p>149.9 FPS</text:p>
          </table:table-cell>
          <table:table-cell office:value-type="float" office:value="367" calcext:value-type="float">
            <text:p>36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49.961" calcext:value-type="float">
            <text:p>150.0 FPS</text:p>
          </table:table-cell>
          <table:table-cell office:value-type="float" office:value="376" calcext:value-type="float">
            <text:p>376.000 m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9.65" calcext:value-type="float">
            <text:p>149.7 FPS</text:p>
          </table:table-cell>
          <table:table-cell office:value-type="float" office:value="370" calcext:value-type="float">
            <text:p>370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49.492" calcext:value-type="float">
            <text:p>149.5 FPS</text:p>
          </table:table-cell>
          <table:table-cell office:value-type="float" office:value="358" calcext:value-type="float">
            <text:p>358.000 m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9.882" calcext:value-type="float">
            <text:p>149.9 FPS</text:p>
          </table:table-cell>
          <table:table-cell office:value-type="float" office:value="381" calcext:value-type="float">
            <text:p>381.000 mA</text:p>
          </table:table-cell>
          <table:table-cell table:number-columns-repeated="4"/>
        </table:table-row>
        <calcext:conditional-formats>
          <calcext:conditional-format calcext:target-range-address="'blinn-phong'.P3:'blinn-phong'.P3">
            <calcext:condition calcext:apply-style-name="Red background" calcext:value="&lt;0" calcext:base-cell-address="'blinn-phong'.P3"/>
            <calcext:condition calcext:apply-style-name="Default" calcext:value="=0" calcext:base-cell-address="'blinn-phong'.P3"/>
            <calcext:condition calcext:apply-style-name="Green background" calcext:value="&gt;0" calcext:base-cell-address="'blinn-phong'.P3"/>
          </calcext:conditional-format>
          <calcext:conditional-format calcext:target-range-address="'blinn-phong'.Q3:'blinn-phong'.R3">
            <calcext:condition calcext:apply-style-name="Green background" calcext:value="&lt;0" calcext:base-cell-address="'blinn-phong'.Q3"/>
            <calcext:condition calcext:apply-style-name="Default" calcext:value="=0" calcext:base-cell-address="'blinn-phong'.Q3"/>
            <calcext:condition calcext:apply-style-name="Red background" calcext:value="&gt;0" calcext:base-cell-address="'blinn-phong'.Q3"/>
          </calcext:conditional-format>
        </calcext:conditional-formats>
      </table:table>
      <table:table table:name="ASTC" table:style-name="ta1" table:print="false">
        <table:table-column table:style-name="co25" table:default-cell-style-name="ce115"/>
        <table:table-column table:style-name="co26" table:default-cell-style-name="ce30"/>
        <table:table-column table:style-name="co27" table:default-cell-style-name="Default"/>
        <table:table-column table:style-name="co8" table:number-columns-repeated="3" table:default-cell-style-name="Default"/>
        <table:table-column table:style-name="co8" table:default-cell-style-name="ce87"/>
        <table:table-column table:style-name="co8" table:number-columns-repeated="2" table:default-cell-style-name="ce97"/>
        <table:table-column table:style-name="co8" table:number-columns-repeated="2" table:default-cell-style-name="Default"/>
        <table:table-column table:style-name="co8" table:default-cell-style-name="ce87"/>
        <table:table-column table:style-name="co8" table:number-columns-repeated="2" table:default-cell-style-name="ce118"/>
        <table:table-row table:style-name="ro1">
          <table:table-cell table:style-name="ce87"/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Memory usage</text:p>
          </table:table-cell>
          <table:table-cell table:style-name="ce25" office:value-type="string" calcext:value-type="string">
            <text:p>Load time</text:p>
          </table:table-cell>
          <table:table-cell table:number-columns-repeated="2"/>
          <table:table-cell table:style-name="ce25" office:value-type="string" calcext:value-type="string" table:number-columns-spanned="3" table:number-rows-spanned="1">
            <text:p>FPS stats</text:p>
          </table:table-cell>
          <table:covered-table-cell table:number-columns-repeated="2" table:style-name="ce87"/>
          <table:table-cell table:number-columns-repeated="2"/>
          <table:table-cell table:style-name="ce25" office:value-type="string" calcext:value-type="string" table:number-columns-spanned="3" table:number-rows-spanned="1">
            <text:p>Load time</text:p>
          </table:table-cell>
          <table:covered-table-cell table:number-columns-repeated="2" table:style-name="ce87"/>
        </table:table-row>
        <table:table-row table:style-name="ro1">
          <table:table-cell table:style-name="ce110" office:value-type="string" calcext:value-type="string">
            <text:p>png</text:p>
          </table:table-cell>
          <table:table-cell table:style-name="ce97" table:formula="of:=AVERAGE([.H3:.H9])" office:value-type="float" office:value="52.6078857142857" calcext:value-type="float">
            <text:p>52.6 FPS</text:p>
          </table:table-cell>
          <table:table-cell table:style-name="ce117" office:value-type="float" office:value="1500" calcext:value-type="float">
            <text:p>1500 Mb</text:p>
          </table:table-cell>
          <table:table-cell table:style-name="ce118" table:formula="of:=AVERAGE([.M3:.M9])" office:value-type="float" office:value="31.7314285714286" calcext:value-type="float">
            <text:p>31.73 sec</text:p>
          </table:table-cell>
          <table:table-cell table:number-columns-repeated="2"/>
          <table:table-cell table:style-name="ce25" office:value-type="string" calcext:value-type="string">
            <text:p>Samples</text:p>
          </table:table-cell>
          <table:table-cell table:style-name="ce25" office:value-type="string" calcext:value-type="string">
            <text:p>png</text:p>
          </table:table-cell>
          <table:table-cell table:style-name="ce25" office:value-type="string" calcext:value-type="string">
            <text:p>ktx</text:p>
          </table:table-cell>
          <table:table-cell table:number-columns-repeated="2"/>
          <table:table-cell table:style-name="ce25" office:value-type="string" calcext:value-type="string">
            <text:p>Samples</text:p>
          </table:table-cell>
          <table:table-cell table:style-name="ce25" office:value-type="string" calcext:value-type="string">
            <text:p>png</text:p>
          </table:table-cell>
          <table:table-cell table:style-name="ce25" office:value-type="string" calcext:value-type="string">
            <text:p>ktx</text:p>
          </table:table-cell>
        </table:table-row>
        <table:table-row table:style-name="ro1">
          <table:table-cell table:style-name="ce110" office:value-type="string" calcext:value-type="string">
            <text:p>ktx</text:p>
          </table:table-cell>
          <table:table-cell table:style-name="ce97" table:formula="of:=AVERAGE([.I3:.I9])" office:value-type="float" office:value="58.508" calcext:value-type="float">
            <text:p>58.5 FPS</text:p>
          </table:table-cell>
          <table:table-cell table:style-name="ce117" office:value-type="float" office:value="396" calcext:value-type="float">
            <text:p>396 Mb</text:p>
          </table:table-cell>
          <table:table-cell table:style-name="ce118" table:formula="of:=AVERAGE([.N3:.N9])" office:value-type="float" office:value="5.34571428571429" calcext:value-type="float">
            <text:p>5.35 s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.7231" calcext:value-type="float">
            <text:p>53.7 FPS</text:p>
          </table:table-cell>
          <table:table-cell office:value-type="float" office:value="58.4315" calcext:value-type="float">
            <text:p>58.4 F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.75" calcext:value-type="float">
            <text:p>31.75 sec</text:p>
          </table:table-cell>
          <table:table-cell office:value-type="float" office:value="5.37" calcext:value-type="float">
            <text:p>5.37 sec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2.2239" calcext:value-type="float">
            <text:p>52.2 FPS</text:p>
          </table:table-cell>
          <table:table-cell office:value-type="float" office:value="58.4669" calcext:value-type="float">
            <text:p>58.5 F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.69" calcext:value-type="float">
            <text:p>31.69 sec</text:p>
          </table:table-cell>
          <table:table-cell office:value-type="float" office:value="5.35" calcext:value-type="float">
            <text:p>5.35 sec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2.946" calcext:value-type="float">
            <text:p>52.9 FPS</text:p>
          </table:table-cell>
          <table:table-cell office:value-type="float" office:value="58.6637" calcext:value-type="float">
            <text:p>58.7 FP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1.79" calcext:value-type="float">
            <text:p>31.79 sec</text:p>
          </table:table-cell>
          <table:table-cell office:value-type="float" office:value="5.35" calcext:value-type="float">
            <text:p>5.35 sec</text:p>
          </table:table-cell>
        </table:table-row>
        <table:table-row table:style-name="ro1">
          <table:table-cell table:style-name="ce87"/>
          <table:table-cell table:style-name="ce25" office:value-type="string" calcext:value-type="string">
            <text:p>Benefi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2.2913" calcext:value-type="float">
            <text:p>52.3 FPS</text:p>
          </table:table-cell>
          <table:table-cell office:value-type="float" office:value="58.6731" calcext:value-type="float">
            <text:p>58.7 FP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1.87" calcext:value-type="float">
            <text:p>31.87 sec</text:p>
          </table:table-cell>
          <table:table-cell office:value-type="float" office:value="5.32" calcext:value-type="float">
            <text:p>5.32 sec</text:p>
          </table:table-cell>
        </table:table-row>
        <table:table-row table:style-name="ro2">
          <table:table-cell office:value-type="string" calcext:value-type="string">
            <text:p>FPS</text:p>
          </table:table-cell>
          <table:table-cell table:formula="of:=(([.B3]-[.B2])/[.B2])" office:value-type="percentage" office:value="0.11215265935145" calcext:value-type="percentage">
            <text:p>11.22%</text:p>
          </table:table-cell>
          <table:table-cell table:style-name="ce96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2.3227" calcext:value-type="float">
            <text:p>52.3 FPS</text:p>
          </table:table-cell>
          <table:table-cell office:value-type="float" office:value="58.4264" calcext:value-type="float">
            <text:p>58.4 FP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1.77" calcext:value-type="float">
            <text:p>31.77 sec</text:p>
          </table:table-cell>
          <table:table-cell office:value-type="float" office:value="5.34" calcext:value-type="float">
            <text:p>5.34 sec</text:p>
          </table:table-cell>
        </table:table-row>
        <table:table-row table:style-name="ro2">
          <table:table-cell office:value-type="string" calcext:value-type="string">
            <text:p>Memory usage</text:p>
          </table:table-cell>
          <table:table-cell table:formula="of:=([.C2]-[.C3])/[.C3]" office:value-type="percentage" office:value="2.78787878787879" calcext:value-type="percentage">
            <text:p>278.79%</text:p>
          </table:table-cell>
          <table:table-cell table:style-name="ce96"/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2.3256" calcext:value-type="float">
            <text:p>52.3 FPS</text:p>
          </table:table-cell>
          <table:table-cell office:value-type="float" office:value="58.4629" calcext:value-type="float">
            <text:p>58.5 FP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1.47" calcext:value-type="float">
            <text:p>31.47 sec</text:p>
          </table:table-cell>
          <table:table-cell office:value-type="float" office:value="5.36" calcext:value-type="float">
            <text:p>5.36 sec</text:p>
          </table:table-cell>
        </table:table-row>
        <table:table-row table:style-name="ro2">
          <table:table-cell office:value-type="string" calcext:value-type="string">
            <text:p>Load time</text:p>
          </table:table-cell>
          <table:table-cell table:formula="of:=(([.D2]-[.D3])/[.D3])" office:value-type="percentage" office:value="4.93586317477285" calcext:value-type="percentage">
            <text:p>493.59%</text:p>
          </table:table-cell>
          <table:table-cell table:style-name="ce96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2.4226" calcext:value-type="float">
            <text:p>52.4 FPS</text:p>
          </table:table-cell>
          <table:table-cell office:value-type="float" office:value="58.4315" calcext:value-type="float">
            <text:p>58.4 FP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1.78" calcext:value-type="float">
            <text:p>31.78 sec</text:p>
          </table:table-cell>
          <table:table-cell office:value-type="float" office:value="5.33" calcext:value-type="float">
            <text:p>5.33 sec</text:p>
          </table:table-cell>
        </table:table-row>
        <calcext:conditional-formats>
          <calcext:conditional-format calcext:target-range-address="ASTC.B7:ASTC.B9">
            <calcext:condition calcext:apply-style-name="Red background" calcext:value="&lt;0" calcext:base-cell-address="ASTC.B7"/>
            <calcext:condition calcext:apply-style-name="Default" calcext:value="=0" calcext:base-cell-address="ASTC.B7"/>
            <calcext:condition calcext:apply-style-name="Green background" calcext:value="&gt;0" calcext:base-cell-address="ASTC.B7"/>
          </calcext:conditional-format>
        </calcext:conditional-formats>
      </table:table>
      <table:table table:name="Text" table:style-name="ta1">
        <table:table-column table:style-name="co14" table:default-cell-style-name="ce121"/>
        <table:table-column table:style-name="co14" table:number-columns-repeated="2" table:default-cell-style-name="Default"/>
        <table:table-column table:style-name="co14" table:default-cell-style-name="ce121"/>
        <table:table-column table:style-name="co14" table:number-columns-repeated="2" table:default-cell-style-name="Default"/>
        <table:table-column table:style-name="co14" table:default-cell-style-name="ce120"/>
        <table:table-column table:style-name="co14" table:number-columns-repeated="2" table:default-cell-style-name="Default"/>
        <table:table-column table:style-name="co14" table:default-cell-style-name="ce120"/>
        <table:table-column table:style-name="co14" table:number-columns-repeated="2" table:default-cell-style-name="Default"/>
        <table:table-column table:style-name="co14" table:default-cell-style-name="ce120"/>
        <table:table-column table:style-name="co14" table:default-cell-style-name="Default"/>
        <table:table-row table:style-name="ro3">
          <table:table-cell table:style-name="ce119" office:value-type="string" calcext:value-type="string" table:number-columns-spanned="2" table:number-rows-spanned="1">
            <text:p>Stock</text:p>
          </table:table-cell>
          <table:covered-table-cell/>
          <table:table-cell/>
          <table:table-cell table:style-name="ce124" office:value-type="string" calcext:value-type="string" table:number-columns-spanned="2" table:number-rows-spanned="1">
            <text:p>Newton</text:p>
          </table:table-cell>
          <table:covered-table-cell/>
          <table:table-cell/>
          <table:table-cell table:style-name="ce126" office:value-type="string" calcext:value-type="string" table:number-columns-spanned="2" table:number-rows-spanned="1">
            <text:p>LUT (uncompressed)</text:p>
          </table:table-cell>
          <table:covered-table-cell/>
          <table:table-cell/>
          <table:table-cell table:style-name="ce130" office:value-type="string" calcext:value-type="string" table:number-columns-spanned="2" table:number-rows-spanned="1">
            <text:p>LUT (ASTC 6x6)</text:p>
          </table:table-cell>
          <table:covered-table-cell/>
          <table:table-cell/>
          <table:table-cell table:style-name="ce131" office:value-type="string" calcext:value-type="string" table:number-columns-spanned="2" table:number-rows-spanned="1">
            <text:p>Polynomial</text:p>
          </table:table-cell>
          <table:covered-table-cell table:style-name="ce132"/>
        </table:table-row>
        <table:table-row table:style-name="ro3">
          <table:table-cell table:style-name="ce120"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  <table:table-cell/>
          <table:table-cell table:style-name="ce120"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  <table:table-cell/>
          <table:table-cell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  <table:table-cell/>
          <table:table-cell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  <table:table-cell/>
          <table:table-cell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</table:table-row>
        <table:table-row table:style-name="ro3">
          <table:table-cell office:value-type="float" office:value="88.2247" calcext:value-type="float">
            <text:p>88.2247</text:p>
          </table:table-cell>
          <table:table-cell table:style-name="ce123" table:formula="of:=1000/[.A9]" office:value-type="float" office:value="11.3819228886106" calcext:value-type="float">
            <text:p>11.3819228886106</text:p>
          </table:table-cell>
          <table:table-cell/>
          <table:table-cell office:value-type="float" office:value="55.6993" calcext:value-type="float">
            <text:p>55.6993</text:p>
          </table:table-cell>
          <table:table-cell table:style-name="ce123" table:formula="of:=1000/[.D9]" office:value-type="float" office:value="17.9670197385679" calcext:value-type="float">
            <text:p>17.9670197385679</text:p>
          </table:table-cell>
          <table:table-cell/>
          <table:table-cell office:value-type="float" office:value="68.4989" calcext:value-type="float">
            <text:p>68.4989</text:p>
          </table:table-cell>
          <table:table-cell table:style-name="ce129" table:formula="of:=1000/[.G9]" office:value-type="float" office:value="14.6509556329994" calcext:value-type="float">
            <text:p>14.6509556329994</text:p>
          </table:table-cell>
          <table:table-cell/>
          <table:table-cell office:value-type="float" office:value="68.5625" calcext:value-type="float">
            <text:p>68.5625</text:p>
          </table:table-cell>
          <table:table-cell table:style-name="ce129" table:formula="of:=1000/[.J9]" office:value-type="float" office:value="14.6712395290141" calcext:value-type="float">
            <text:p>14.6712395290141</text:p>
          </table:table-cell>
          <table:table-cell/>
          <table:table-cell office:value-type="float" office:value="67.9522" calcext:value-type="float">
            <text:p>67.9522</text:p>
          </table:table-cell>
          <table:table-cell table:style-name="ce129" table:formula="of:=1000/[.M9]" office:value-type="float" office:value="14.7483924252257" calcext:value-type="float">
            <text:p>14.7483924252257</text:p>
          </table:table-cell>
        </table:table-row>
        <table:table-row table:style-name="ro3">
          <table:table-cell office:value-type="float" office:value="87.7808" calcext:value-type="float">
            <text:p>87.7808</text:p>
          </table:table-cell>
          <table:table-cell table:number-columns-repeated="2"/>
          <table:table-cell office:value-type="float" office:value="55.6911" calcext:value-type="float">
            <text:p>55.6911</text:p>
          </table:table-cell>
          <table:table-cell table:number-columns-repeated="2"/>
          <table:table-cell office:value-type="float" office:value="68.4721" calcext:value-type="float">
            <text:p>68.4721</text:p>
          </table:table-cell>
          <table:table-cell table:number-columns-repeated="2"/>
          <table:table-cell office:value-type="float" office:value="68.2136" calcext:value-type="float">
            <text:p>68.2136</text:p>
          </table:table-cell>
          <table:table-cell table:number-columns-repeated="2"/>
          <table:table-cell office:value-type="float" office:value="67.8311" calcext:value-type="float">
            <text:p>67.8311</text:p>
          </table:table-cell>
          <table:table-cell/>
        </table:table-row>
        <table:table-row table:style-name="ro3">
          <table:table-cell office:value-type="float" office:value="87.818" calcext:value-type="float">
            <text:p>87.818</text:p>
          </table:table-cell>
          <table:table-cell table:number-columns-repeated="2"/>
          <table:table-cell office:value-type="float" office:value="55.6589" calcext:value-type="float">
            <text:p>55.6589</text:p>
          </table:table-cell>
          <table:table-cell table:number-columns-repeated="2"/>
          <table:table-cell office:value-type="float" office:value="68.2584" calcext:value-type="float">
            <text:p>68.2584</text:p>
          </table:table-cell>
          <table:table-cell table:number-columns-repeated="2"/>
          <table:table-cell office:value-type="float" office:value="68.1563" calcext:value-type="float">
            <text:p>68.1563</text:p>
          </table:table-cell>
          <table:table-cell table:number-columns-repeated="2"/>
          <table:table-cell office:value-type="float" office:value="67.8031" calcext:value-type="float">
            <text:p>67.8031</text:p>
          </table:table-cell>
          <table:table-cell/>
        </table:table-row>
        <table:table-row table:style-name="ro3">
          <table:table-cell office:value-type="float" office:value="87.8838" calcext:value-type="float">
            <text:p>87.8838</text:p>
          </table:table-cell>
          <table:table-cell table:number-columns-repeated="2"/>
          <table:table-cell office:value-type="float" office:value="55.6575" calcext:value-type="float">
            <text:p>55.6575</text:p>
          </table:table-cell>
          <table:table-cell table:number-columns-repeated="2"/>
          <table:table-cell office:value-type="float" office:value="68.2004" calcext:value-type="float">
            <text:p>68.2004</text:p>
          </table:table-cell>
          <table:table-cell table:number-columns-repeated="2"/>
          <table:table-cell office:value-type="float" office:value="68.0534" calcext:value-type="float">
            <text:p>68.0534</text:p>
          </table:table-cell>
          <table:table-cell table:number-columns-repeated="2"/>
          <table:table-cell office:value-type="float" office:value="67.7646" calcext:value-type="float">
            <text:p>67.7646</text:p>
          </table:table-cell>
          <table:table-cell/>
        </table:table-row>
        <table:table-row table:style-name="ro3">
          <table:table-cell office:value-type="float" office:value="87.9111" calcext:value-type="float">
            <text:p>87.9111</text:p>
          </table:table-cell>
          <table:table-cell table:number-columns-repeated="2"/>
          <table:table-cell office:value-type="float" office:value="55.6485" calcext:value-type="float">
            <text:p>55.6485</text:p>
          </table:table-cell>
          <table:table-cell table:number-columns-repeated="2"/>
          <table:table-cell office:value-type="float" office:value="68.0733" calcext:value-type="float">
            <text:p>68.0733</text:p>
          </table:table-cell>
          <table:table-cell table:number-columns-repeated="2"/>
          <table:table-cell office:value-type="float" office:value="68.0317" calcext:value-type="float">
            <text:p>68.0317</text:p>
          </table:table-cell>
          <table:table-cell table:number-columns-repeated="2"/>
          <table:table-cell office:value-type="float" office:value="67.7446" calcext:value-type="float">
            <text:p>67.7446</text:p>
          </table:table-cell>
          <table:table-cell/>
        </table:table-row>
        <table:table-row table:style-name="ro3">
          <table:table-cell office:value-type="float" office:value="87.5333" calcext:value-type="float">
            <text:p>87.5333</text:p>
          </table:table-cell>
          <table:table-cell table:number-columns-repeated="2"/>
          <table:table-cell office:value-type="float" office:value="55.5899" calcext:value-type="float">
            <text:p>55.5899</text:p>
          </table:table-cell>
          <table:table-cell table:number-columns-repeated="2"/>
          <table:table-cell office:value-type="float" office:value="68.0265" calcext:value-type="float">
            <text:p>68.0265</text:p>
          </table:table-cell>
          <table:table-cell table:number-columns-repeated="2"/>
          <table:table-cell office:value-type="float" office:value="67.9459" calcext:value-type="float">
            <text:p>67.9459</text:p>
          </table:table-cell>
          <table:table-cell table:number-columns-repeated="2"/>
          <table:table-cell office:value-type="float" office:value="67.7284" calcext:value-type="float">
            <text:p>67.7284</text:p>
          </table:table-cell>
          <table:table-cell/>
        </table:table-row>
        <table:table-row table:style-name="ro3">
          <table:table-cell table:style-name="ce122" table:formula="of:=AVERAGE([.A3:.A8])" office:value-type="float" office:value="87.8586166666667" calcext:value-type="float">
            <text:p>87.8586166666667</text:p>
          </table:table-cell>
          <table:table-cell table:number-columns-repeated="2"/>
          <table:table-cell table:style-name="ce125" table:formula="of:=AVERAGE([.D3:.D8])" office:value-type="float" office:value="55.6575333333333" calcext:value-type="float">
            <text:p>55.6575333333333</text:p>
          </table:table-cell>
          <table:table-cell table:number-columns-repeated="2"/>
          <table:table-cell table:style-name="ce127" table:formula="of:=AVERAGE([.G3:.G8])" office:value-type="float" office:value="68.2549333333333" calcext:value-type="float">
            <text:p>68.2549333333333</text:p>
          </table:table-cell>
          <table:table-cell table:number-columns-repeated="2"/>
          <table:table-cell table:style-name="ce122" table:formula="of:=AVERAGE([.J3:.J8])" office:value-type="float" office:value="68.1605666666667" calcext:value-type="float">
            <text:p>68.1605666666667</text:p>
          </table:table-cell>
          <table:table-cell table:number-columns-repeated="2"/>
          <table:table-cell table:style-name="ce122" table:formula="of:=AVERAGE([.M3:.M8])" office:value-type="float" office:value="67.804" calcext:value-type="float">
            <text:p>67.804</text:p>
          </table:table-cell>
          <table:table-cell/>
        </table:table-row>
        <table:table-row table:style-name="ro3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28" table:formula="of:=100*([.E3]-[.H3])/[.E3]" office:value-type="float" office:value="18.4563948491147" calcext:value-type="float">
            <text:p>18.456394849114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office:value-type="string" calcext:value-type="string">
            <text:p>% faster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Data Compression" table:style-name="ta1">
        <office:forms form:automatic-focus="false" form:apply-design-mode="false"/>
        <table:table-column table:style-name="co14" table:number-columns-repeated="8" table:default-cell-style-name="ce55"/>
        <table:table-column table:style-name="co28" table:default-cell-style-name="ce55"/>
        <table:table-column table:style-name="co14" table:number-columns-repeated="8" table:default-cell-style-name="ce55"/>
        <table:table-column table:style-name="co14" table:number-columns-repeated="16367"/>
        <table:table-row table:style-name="ro3">
          <table:table-cell table:style-name="ce47" office:value-type="string" calcext:value-type="string">
            <text:p>World 1-1</text:p>
          </table:table-cell>
          <table:table-cell/>
          <table:table-cell table:style-name="ce47" office:value-type="string" calcext:value-type="string">
            <text:p>Skeletal Mesh</text:p>
          </table:table-cell>
          <table:table-cell table:number-columns-repeated="2"/>
          <table:table-cell table:style-name="ce47" office:value-type="string" calcext:value-type="string">
            <text:p>PBR</text:p>
          </table:table-cell>
          <table:table-cell/>
          <table:table-cell office:value-type="string" calcext:value-type="string">
            <text:p>👈OPT #3</text:p>
          </table:table-cell>
          <table:table-cell/>
          <table:table-cell table:style-name="ce47" office:value-type="string" calcext:value-type="string">
            <text:p>Scene</text:p>
          </table:table-cell>
          <table:table-cell table:number-columns-repeated="3"/>
          <table:table-cell table:style-name="ce47" office:value-type="string" calcext:value-type="string">
            <text:p>UI</text:p>
          </table:table-cell>
          <table:table-cell table:number-columns-repeated="2"/>
          <table:table-cell office:value-type="string" calcext:value-type="string">
            <text:p>👈OPT #3</text:p>
          </table:table-cell>
          <table:table-cell table:style-name="ce55" table:number-columns-repeated="16367"/>
        </table:table-row>
        <table:table-row table:style-name="ro3">
          <table:table-cell table:style-name="ce48" office:value-type="float" office:value="103.957" calcext:value-type="float">
            <text:p>103.957</text:p>
          </table:table-cell>
          <table:table-cell/>
          <table:table-cell table:style-name="ce48" office:value-type="float" office:value="65.9129" calcext:value-type="float">
            <text:p>65.9129</text:p>
          </table:table-cell>
          <table:table-cell table:number-columns-repeated="2"/>
          <table:table-cell table:style-name="ce48" office:value-type="float" office:value="60.0104" calcext:value-type="float">
            <text:p>60.0104</text:p>
          </table:table-cell>
          <table:table-cell table:number-columns-repeated="2"/>
          <table:table-cell office:value-type="string" calcext:value-type="string">
            <text:p>with baseline 👉</text:p>
          </table:table-cell>
          <table:table-cell table:style-name="ce58" table:formula="of:=4*3+2*2+4+8+4*4+64" office:value-type="float" office:value="108" calcext:value-type="float" table:number-columns-spanned="1" table:number-rows-spanned="5">
            <text:p>108</text:p>
          </table:table-cell>
          <table:table-cell table:style-name="ce57" table:formula="of:=[.J16]-[.J2]" office:value-type="float" office:value="140" calcext:value-type="float">
            <text:p>140</text:p>
          </table:table-cell>
          <table:table-cell table:number-columns-repeated="2"/>
          <table:table-cell table:style-name="ce58" table:formula="of:=2*4+2*2+2*2+1+3+4" office:value-type="float" office:value="24" calcext:value-type="float" table:number-columns-spanned="1" table:number-rows-spanned="5">
            <text:p>24</text:p>
          </table:table-cell>
          <table:table-cell table:style-name="ce57" table:formula="of:=[.N16]-[.N2]" office:value-type="float" office:value="26" calcext:value-type="float">
            <text:p>26</text:p>
          </table:table-cell>
          <table:table-cell table:number-columns-repeated="2"/>
          <table:table-cell table:style-name="ce55" table:number-columns-repeated="16367"/>
        </table:table-row>
        <table:table-row table:style-name="ro3">
          <table:table-cell table:style-name="ce48" office:value-type="float" office:value="103.959" calcext:value-type="float">
            <text:p>103.959</text:p>
          </table:table-cell>
          <table:table-cell/>
          <table:table-cell table:style-name="ce48" office:value-type="float" office:value="66.002" calcext:value-type="float">
            <text:p>66.002</text:p>
          </table:table-cell>
          <table:table-cell table:number-columns-repeated="2"/>
          <table:table-cell table:style-name="ce48" office:value-type="float" office:value="60.0114" calcext:value-type="float">
            <text:p>60.0114</text:p>
          </table:table-cell>
          <table:table-cell table:number-columns-repeated="3"/>
          <table:covered-table-cell table:style-name="ce47"/>
          <table:table-cell table:style-name="ce57" table:formula="of:=100*[.K2]/[.J16]" office:value-type="float" office:value="56.4516129032258" calcext:value-type="float">
            <text:p>56.4516129032258</text:p>
          </table:table-cell>
          <table:table-cell table:number-columns-repeated="2"/>
          <table:covered-table-cell table:style-name="ce47"/>
          <table:table-cell table:style-name="ce57" table:formula="of:=100*[.O2]/[.N16]" office:value-type="float" office:value="52" calcext:value-type="float">
            <text:p>52</text:p>
          </table:table-cell>
          <table:table-cell table:number-columns-repeated="2"/>
          <table:table-cell table:style-name="ce55" table:number-columns-repeated="16367"/>
        </table:table-row>
        <table:table-row table:style-name="ro3">
          <table:table-cell table:style-name="ce48" office:value-type="float" office:value="104.085" calcext:value-type="float">
            <text:p>104.085</text:p>
          </table:table-cell>
          <table:table-cell/>
          <table:table-cell table:style-name="ce48" office:value-type="float" office:value="66.0188" calcext:value-type="float">
            <text:p>66.0188</text:p>
          </table:table-cell>
          <table:table-cell table:number-columns-repeated="2"/>
          <table:table-cell table:style-name="ce48" office:value-type="float" office:value="60.021" calcext:value-type="float">
            <text:p>60.021</text:p>
          </table:table-cell>
          <table:table-cell table:number-columns-repeated="3"/>
          <table:covered-table-cell table:style-name="ce47"/>
          <table:table-cell table:number-columns-repeated="3"/>
          <table:covered-table-cell table:style-name="ce47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48" office:value-type="float" office:value="105.314" calcext:value-type="float">
            <text:p>105.314</text:p>
          </table:table-cell>
          <table:table-cell/>
          <table:table-cell table:style-name="ce48" office:value-type="float" office:value="66.2286" calcext:value-type="float">
            <text:p>66.2286</text:p>
          </table:table-cell>
          <table:table-cell table:number-columns-repeated="2"/>
          <table:table-cell table:style-name="ce48" office:value-type="float" office:value="60.0246" calcext:value-type="float">
            <text:p>60.0246</text:p>
          </table:table-cell>
          <table:table-cell table:number-columns-repeated="2"/>
          <table:table-cell office:value-type="string" calcext:value-type="string">
            <text:p>with OPT #2 👉</text:p>
          </table:table-cell>
          <table:covered-table-cell table:style-name="ce47"/>
          <table:table-cell table:style-name="ce57" table:formula="of:=[.J25]-[.J2]" office:value-type="float" office:value="4" calcext:value-type="float">
            <text:p>4</text:p>
          </table:table-cell>
          <table:table-cell table:number-columns-repeated="2"/>
          <table:covered-table-cell table:style-name="ce47"/>
          <table:table-cell table:style-name="ce57" table:formula="of:=[.N25]-[.N2]" office:value-type="float" office:value="8" calcext:value-type="float">
            <text:p>8</text:p>
          </table:table-cell>
          <table:table-cell table:number-columns-repeated="2"/>
          <table:table-cell table:style-name="ce55" table:number-columns-repeated="16367"/>
        </table:table-row>
        <table:table-row table:style-name="ro3">
          <table:table-cell table:style-name="ce47" table:formula="of:=AVERAGE([.A2:.A5])" office:value-type="float" office:value="104.32875" calcext:value-type="float">
            <text:p>104.32875</text:p>
          </table:table-cell>
          <table:table-cell/>
          <table:table-cell table:style-name="ce47" table:formula="of:=AVERAGE([.C2:.C5])" office:value-type="float" office:value="66.040575" calcext:value-type="float">
            <text:p>66.040575</text:p>
          </table:table-cell>
          <table:table-cell table:number-columns-repeated="2"/>
          <table:table-cell table:style-name="ce47" table:formula="of:=AVERAGE([.F2:.F5])" office:value-type="float" office:value="60.01685" calcext:value-type="float">
            <text:p>60.01685</text:p>
          </table:table-cell>
          <table:table-cell table:number-columns-repeated="3"/>
          <table:covered-table-cell table:style-name="ce47"/>
          <table:table-cell table:style-name="ce57" table:formula="of:=100*[.K5]/[.J25]" office:value-type="float" office:value="3.57142857142857" calcext:value-type="float">
            <text:p>3.57142857142857</text:p>
          </table:table-cell>
          <table:table-cell table:number-columns-repeated="2"/>
          <table:covered-table-cell table:style-name="ce47"/>
          <table:table-cell table:style-name="ce57" table:formula="of:=100*[.O5]/[.N25]" office:value-type="float" office:value="25" calcext:value-type="float">
            <text:p>25</text:p>
          </table:table-cell>
          <table:table-cell table:number-columns-repeated="2"/>
          <table:table-cell table:style-name="ce55" table:number-columns-repeated="16367"/>
        </table:table-row>
        <table:table-row table:style-name="ro3">
          <table:table-cell table:style-name="ce47" table:formula="of:=1000/[.A6]" office:value-type="float" office:value="9.58508560679583" calcext:value-type="float">
            <text:p>9.58508560679583</text:p>
          </table:table-cell>
          <table:table-cell/>
          <table:table-cell table:style-name="ce47" table:formula="of:=1000/[.C6]" office:value-type="float" office:value="15.1422061361519" calcext:value-type="float">
            <text:p>15.1422061361519</text:p>
          </table:table-cell>
          <table:table-cell table:number-columns-repeated="2"/>
          <table:table-cell table:style-name="ce47" table:formula="of:=1000/[.F6]" office:value-type="float" office:value="16.6619874251981" calcext:value-type="float">
            <text:p>16.6619874251981</text:p>
          </table:table-cell>
          <table:table-cell table:number-columns-repeated="3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64" table:number-columns-repeated="6"/>
          <table:table-cell table:number-columns-repeated="3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47" table:formula="of:=[.A7]-[.A16]" office:value-type="float" office:value="0.108085606795825" calcext:value-type="float">
            <text:p>0.108085606795825</text:p>
          </table:table-cell>
          <table:table-cell/>
          <table:table-cell table:style-name="ce47" table:formula="of:=[.C16]-[.C7]" office:value-type="float" office:value="2.2017938638481" calcext:value-type="float">
            <text:p>2.2017938638481</text:p>
          </table:table-cell>
          <table:table-cell table:number-columns-repeated="2"/>
          <table:table-cell table:style-name="ce47" table:formula="of:=[.F16]-[.F7]" office:value-type="float" office:value="1.18401257480191" calcext:value-type="float">
            <text:p>1.18401257480191</text:p>
          </table:table-cell>
          <table:table-cell table:number-columns-repeated="3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47" table:formula="of:=100*[.A9]/[.A16]" office:value-type="float" office:value="1.14050445073151" calcext:value-type="float">
            <text:p>1.14050445073151</text:p>
          </table:table-cell>
          <table:table-cell/>
          <table:table-cell table:style-name="ce47" table:formula="of:=100*[.C9]/[.C16]" office:value-type="float" office:value="12.6948446946961" calcext:value-type="float">
            <text:p>12.6948446946961</text:p>
          </table:table-cell>
          <table:table-cell table:number-columns-repeated="2"/>
          <table:table-cell table:style-name="ce47" table:formula="of:=100*[.F9]/[.F16]" office:value-type="float" office:value="6.63461041579014" calcext:value-type="float">
            <text:p>6.63461041579014</text:p>
          </table:table-cell>
          <table:table-cell table:number-columns-repeated="3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64" table:number-columns-repeated="6"/>
          <table:table-cell table:number-columns-repeated="3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47" table:formula="of:=[.A7]-[.A25]" office:value-type="float" office:value="0.0660856067958253" calcext:value-type="float">
            <text:p>0.0660856067958253</text:p>
          </table:table-cell>
          <table:table-cell/>
          <table:table-cell table:style-name="ce47" table:formula="of:=[.C7]-[.C25]" office:value-type="float" office:value="0.00620613615190635" calcext:value-type="float">
            <text:p>0.00620613615190635</text:p>
          </table:table-cell>
          <table:table-cell table:number-columns-repeated="2"/>
          <table:table-cell table:style-name="ce47" table:formula="of:=[.F25]-[.F7]" office:value-type="float" office:value="0.00501257480190986" calcext:value-type="float">
            <text:p>0.00501257480190986</text:p>
          </table:table-cell>
          <table:table-cell table:number-columns-repeated="3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47" table:formula="of:=100*[.A12]/[.A25]" office:value-type="float" office:value="0.694249467337171" calcext:value-type="float">
            <text:p>0.694249467337171</text:p>
          </table:table-cell>
          <table:table-cell/>
          <table:table-cell table:style-name="ce47" table:formula="of:=[.C12]*100/[.C25]" office:value-type="float" office:value="0.0410024851473728" calcext:value-type="float">
            <text:p>0.0410024851473728</text:p>
          </table:table-cell>
          <table:table-cell table:number-columns-repeated="2"/>
          <table:table-cell table:style-name="ce47" table:formula="of:=100*[.F12]/[.F25]" office:value-type="float" office:value="0.0300748473145129" calcext:value-type="float">
            <text:p>0.0300748473145129</text:p>
          </table:table-cell>
          <table:table-cell table:number-columns-repeated="3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64" table:number-columns-repeated="6"/>
          <table:table-cell table:number-columns-repeated="3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65" office:value-type="string" calcext:value-type="string" table:number-columns-spanned="6" table:number-rows-spanned="1">
            <text:p>BASELINE</text:p>
          </table:table-cell>
          <table:covered-table-cell/>
          <table:covered-table-cell table:style-name="ce73"/>
          <table:covered-table-cell table:number-columns-repeated="2"/>
          <table:covered-table-cell table:style-name="ce47"/>
          <table:table-cell table:number-columns-repeated="3"/>
          <table:table-cell table:style-name="ce65" office:value-type="string" calcext:value-type="string" table:number-columns-spanned="5" table:number-rows-spanned="1">
            <text:p>BASELINE</text:p>
          </table:table-cell>
          <table:covered-table-cell table:number-columns-repeated="3"/>
          <table:covered-table-cell table:style-name="ce47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51" table:formula="of:= 9.477" office:value-type="float" office:value="9.477" calcext:value-type="float">
            <text:p>9.477</text:p>
          </table:table-cell>
          <table:table-cell/>
          <table:table-cell table:style-name="ce51" table:formula="of:= 17.344" office:value-type="float" office:value="17.344" calcext:value-type="float">
            <text:p>17.344</text:p>
          </table:table-cell>
          <table:table-cell table:number-columns-repeated="2"/>
          <table:table-cell table:style-name="ce51" table:formula="of:= 17.846" office:value-type="float" office:value="17.846" calcext:value-type="float">
            <text:p>17.846</text:p>
          </table:table-cell>
          <table:table-cell table:number-columns-repeated="3"/>
          <table:table-cell table:style-name="ce47" table:formula="of:=248" office:value-type="float" office:value="248" calcext:value-type="float">
            <text:p>248</text:p>
          </table:table-cell>
          <table:table-cell table:number-columns-repeated="3"/>
          <table:table-cell table:style-name="ce47" table:formula="of:=50" office:value-type="float" office:value="50" calcext:value-type="float">
            <text:p>50</text:p>
          </table:table-cell>
          <table:table-cell table:number-columns-repeated="3"/>
          <table:table-cell table:style-name="ce55" table:number-columns-repeated="16367"/>
        </table:table-row>
        <table:table-row table:style-name="ro3" table:number-rows-repeated="7">
          <table:table-cell table:style-name="ce64" table:number-columns-repeated="6"/>
          <table:table-cell table:number-columns-repeated="3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65" office:value-type="string" calcext:value-type="string" table:number-columns-spanned="6" table:number-rows-spanned="1">
            <text:p>OPT #2</text:p>
          </table:table-cell>
          <table:covered-table-cell/>
          <table:covered-table-cell table:style-name="ce73"/>
          <table:covered-table-cell table:number-columns-repeated="2"/>
          <table:covered-table-cell table:style-name="ce47"/>
          <table:table-cell table:number-columns-repeated="3"/>
          <table:table-cell table:style-name="ce65" office:value-type="string" calcext:value-type="string" table:number-columns-spanned="5" table:number-rows-spanned="1">
            <text:p>OPT #2</text:p>
          </table:table-cell>
          <table:covered-table-cell table:number-columns-repeated="3"/>
          <table:covered-table-cell table:style-name="ce47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48" office:value-type="float" office:value="9.519" calcext:value-type="float">
            <text:p>9.519</text:p>
          </table:table-cell>
          <table:table-cell/>
          <table:table-cell table:style-name="ce48" office:value-type="float" office:value="15.136" calcext:value-type="float">
            <text:p>15.136</text:p>
          </table:table-cell>
          <table:table-cell table:number-columns-repeated="2"/>
          <table:table-cell table:style-name="ce48" office:value-type="float" office:value="16.667" calcext:value-type="float">
            <text:p>16.667</text:p>
          </table:table-cell>
          <table:table-cell table:number-columns-repeated="3"/>
          <table:table-cell table:style-name="ce58" table:formula="of:=3*4+2*4+4+64+2*4+4*4" office:value-type="float" office:value="112" calcext:value-type="float" table:number-columns-spanned="1" table:number-rows-spanned="5">
            <text:p>112</text:p>
          </table:table-cell>
          <table:table-cell table:style-name="ce69" table:formula="of:=-[.J16]+[.J25]" office:value-type="float" office:value="-136" calcext:value-type="float">
            <text:p>-136</text:p>
          </table:table-cell>
          <table:table-cell table:number-columns-repeated="2"/>
          <table:table-cell table:style-name="ce58" table:formula="of:=2*4+2*4+2*4+1+3+4" office:value-type="float" office:value="32" calcext:value-type="float" table:number-columns-spanned="1" table:number-rows-spanned="5">
            <text:p>32</text:p>
          </table:table-cell>
          <table:table-cell table:style-name="ce69" table:formula="of:=-[.N16]+[.N25]" office:value-type="float" office:value="-18" calcext:value-type="float">
            <text:p>-18</text:p>
          </table:table-cell>
          <table:table-cell table:number-columns-repeated="2"/>
          <table:table-cell table:style-name="ce55" table:number-columns-repeated="16367"/>
        </table:table-row>
        <table:table-row table:style-name="ro3">
          <table:table-cell table:style-name="ce64" table:number-columns-repeated="6"/>
          <table:table-cell table:number-columns-repeated="3"/>
          <table:covered-table-cell table:style-name="ce47"/>
          <table:table-cell table:style-name="ce69" table:formula="of:=100*[.K25]/[.J16]" office:value-type="float" office:value="-54.8387096774194" calcext:value-type="float">
            <text:p>-54.8387096774194</text:p>
          </table:table-cell>
          <table:table-cell table:number-columns-repeated="2"/>
          <table:covered-table-cell table:style-name="ce47"/>
          <table:table-cell table:style-name="ce69" table:formula="of:=100*[.O25]/[.N16]" office:value-type="float" office:value="-36" calcext:value-type="float">
            <text:p>-36</text:p>
          </table:table-cell>
          <table:table-cell table:number-columns-repeated="2"/>
          <table:table-cell table:style-name="ce55" table:number-columns-repeated="16367"/>
        </table:table-row>
        <table:table-row table:style-name="ro3">
          <table:table-cell table:style-name="ce64" table:number-columns-repeated="6"/>
          <table:table-cell table:number-columns-repeated="3"/>
          <table:covered-table-cell table:style-name="ce47"/>
          <table:table-cell table:number-columns-repeated="3"/>
          <table:covered-table-cell table:style-name="ce47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64" table:number-columns-repeated="6"/>
          <table:table-cell table:number-columns-repeated="3"/>
          <table:covered-table-cell table:style-name="ce47"/>
          <table:table-cell table:style-name="ce69" table:formula="of:=-[.J32]+[.J25]" office:value-type="float" office:value="-88" calcext:value-type="float">
            <text:p>-88</text:p>
          </table:table-cell>
          <table:table-cell table:number-columns-repeated="2"/>
          <table:covered-table-cell table:style-name="ce47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64" table:number-columns-repeated="6"/>
          <table:table-cell table:number-columns-repeated="3"/>
          <table:covered-table-cell table:style-name="ce47"/>
          <table:table-cell table:style-name="ce69" table:formula="of:=100*[.K28]/[.J32]" office:value-type="float" office:value="-44" calcext:value-type="float">
            <text:p>-44</text:p>
          </table:table-cell>
          <table:table-cell table:number-columns-repeated="2"/>
          <table:covered-table-cell table:style-name="ce47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65" office:value-type="string" calcext:value-type="string" table:number-columns-spanned="6" table:number-rows-spanned="1">
            <text:p>OPT #4</text:p>
          </table:table-cell>
          <table:covered-table-cell/>
          <table:covered-table-cell table:style-name="ce73"/>
          <table:covered-table-cell table:number-columns-repeated="2"/>
          <table:covered-table-cell table:style-name="ce47"/>
          <table:table-cell table:number-columns-repeated="3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52" office:value-type="float" office:value="104.93" calcext:value-type="float">
            <text:p>104.93</text:p>
          </table:table-cell>
          <table:table-cell/>
          <table:table-cell table:style-name="ce52" office:value-type="float" office:value="66.4285" calcext:value-type="float">
            <text:p>66.4285</text:p>
          </table:table-cell>
          <table:table-cell table:number-columns-repeated="2"/>
          <table:table-cell table:style-name="ce52" office:value-type="float" office:value="60.2205" calcext:value-type="float">
            <text:p>60.2205</text:p>
          </table:table-cell>
          <table:table-cell table:number-columns-repeated="3"/>
          <table:table-cell table:style-name="ce65" office:value-type="string" calcext:value-type="string" table:number-columns-spanned="5" table:number-rows-spanned="1">
            <text:p>OPT #1</text:p>
          </table:table-cell>
          <table:covered-table-cell table:number-columns-repeated="3"/>
          <table:covered-table-cell table:style-name="ce47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52" office:value-type="float" office:value="104.32" calcext:value-type="float">
            <text:p>104.32</text:p>
          </table:table-cell>
          <table:table-cell/>
          <table:table-cell table:style-name="ce52" office:value-type="float" office:value="66.3657" calcext:value-type="float">
            <text:p>66.3657</text:p>
          </table:table-cell>
          <table:table-cell table:number-columns-repeated="2"/>
          <table:table-cell table:style-name="ce52" office:value-type="float" office:value="60.0714" calcext:value-type="float">
            <text:p>60.0714</text:p>
          </table:table-cell>
          <table:table-cell table:number-columns-repeated="3"/>
          <table:table-cell table:style-name="ce47" table:formula="of:=3*4+2*4+3*4+3*4+3*4+64+4*4+4*4+4*4+4*4+4*4" office:value-type="float" office:value="200" calcext:value-type="float">
            <text:p>200</text:p>
          </table:table-cell>
          <table:table-cell table:number-columns-repeated="3"/>
          <table:table-cell table:style-name="ce47" office:value-type="float" office:value="50" calcext:value-type="float">
            <text:p>50</text:p>
          </table:table-cell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52" office:value-type="float" office:value="104.3" calcext:value-type="float">
            <text:p>104.3</text:p>
          </table:table-cell>
          <table:table-cell/>
          <table:table-cell table:style-name="ce52" office:value-type="float" office:value="66.3202" calcext:value-type="float">
            <text:p>66.3202</text:p>
          </table:table-cell>
          <table:table-cell table:number-columns-repeated="2"/>
          <table:table-cell table:style-name="ce52" office:value-type="float" office:value="60.0131" calcext:value-type="float">
            <text:p>60.0131</text:p>
          </table:table-cell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52" office:value-type="float" office:value="104.154" calcext:value-type="float">
            <text:p>104.154</text:p>
          </table:table-cell>
          <table:table-cell/>
          <table:table-cell table:style-name="ce52" office:value-type="float" office:value="66.3123" calcext:value-type="float">
            <text:p>66.3123</text:p>
          </table:table-cell>
          <table:table-cell table:number-columns-repeated="2"/>
          <table:table-cell table:style-name="ce52" office:value-type="float" office:value="60.0068" calcext:value-type="float">
            <text:p>60.0068</text:p>
          </table:table-cell>
          <table:table-cell table:number-columns-repeated="3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47" table:formula="of:=AVERAGE([.A31:.A34])" office:value-type="float" office:value="104.426" calcext:value-type="float">
            <text:p>104.426</text:p>
          </table:table-cell>
          <table:table-cell/>
          <table:table-cell table:style-name="ce48" table:formula="of:=AVERAGE([.C31:.C34])" office:value-type="float" office:value="66.356675" calcext:value-type="float">
            <text:p>66.356675</text:p>
          </table:table-cell>
          <table:table-cell table:number-columns-repeated="2"/>
          <table:table-cell table:style-name="ce48" table:formula="of:=AVERAGE([.F31:.F34])" office:value-type="float" office:value="60.07795" calcext:value-type="float">
            <text:p>60.07795</text:p>
          </table:table-cell>
          <table:table-cell table:number-columns-repeated="3"/>
          <table:table-cell table:style-name="ce65" office:value-type="string" calcext:value-type="string" table:number-columns-spanned="5" table:number-rows-spanned="1">
            <text:p>OPT #4</text:p>
          </table:table-cell>
          <table:covered-table-cell table:number-columns-repeated="3"/>
          <table:covered-table-cell table:style-name="ce47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47" table:formula="of:=1000/[.A35]" office:value-type="float" office:value="9.57615919407044" calcext:value-type="float">
            <text:p>9.57615919407044</text:p>
          </table:table-cell>
          <table:table-cell/>
          <table:table-cell table:style-name="ce47" table:formula="of:=1000/[.C35]" office:value-type="float" office:value="15.0700739601555" calcext:value-type="float">
            <text:p>15.0700739601555</text:p>
          </table:table-cell>
          <table:table-cell table:number-columns-repeated="2"/>
          <table:table-cell table:style-name="ce47" table:formula="of:=1000/[.F35]" office:value-type="float" office:value="16.6450419829571" calcext:value-type="float">
            <text:p>16.6450419829571</text:p>
          </table:table-cell>
          <table:table-cell table:number-columns-repeated="2"/>
          <table:table-cell office:value-type="string" calcext:value-type="string">
            <text:p>with baseline 👉</text:p>
          </table:table-cell>
          <table:table-cell table:style-name="ce59" table:formula="of:=4*3+2*2+4+8+4*4+64" office:value-type="float" office:value="108" calcext:value-type="float" table:number-columns-spanned="1" table:number-rows-spanned="5">
            <text:p>108</text:p>
          </table:table-cell>
          <table:table-cell table:style-name="ce69" table:formula="of:=-[.J16]+[.J36]" office:value-type="float" office:value="-140" calcext:value-type="float">
            <text:p>-140</text:p>
          </table:table-cell>
          <table:table-cell table:number-columns-repeated="2"/>
          <table:table-cell table:style-name="ce58" table:formula="of:=2*4+2*2+2*2+2+4" office:value-type="float" office:value="22" calcext:value-type="float" table:number-columns-spanned="1" table:number-rows-spanned="5">
            <text:p>22</text:p>
          </table:table-cell>
          <table:table-cell table:style-name="ce69" table:formula="of:=-[.N16]+[.N36]" office:value-type="float" office:value="-28" calcext:value-type="float">
            <text:p>-28</text:p>
          </table:table-cell>
          <table:table-cell table:number-columns-repeated="2"/>
          <table:table-cell table:style-name="ce55" table:number-columns-repeated="16367"/>
        </table:table-row>
        <table:table-row table:style-name="ro3">
          <table:table-cell table:style-name="ce64"/>
          <table:table-cell/>
          <table:table-cell table:style-name="ce64"/>
          <table:table-cell table:number-columns-repeated="2"/>
          <table:table-cell table:style-name="ce64"/>
          <table:table-cell table:number-columns-repeated="3"/>
          <table:covered-table-cell table:style-name="ce47"/>
          <table:table-cell table:style-name="ce69" table:formula="of:=100*[.K36]/[.J16]" office:value-type="float" office:value="-56.4516129032258" calcext:value-type="float">
            <text:p>-56.4516129032258</text:p>
          </table:table-cell>
          <table:table-cell table:number-columns-repeated="2"/>
          <table:covered-table-cell table:style-name="ce47"/>
          <table:table-cell table:style-name="ce69" table:formula="of:=100*[.O36]/[.N16]" office:value-type="float" office:value="-56" calcext:value-type="float">
            <text:p>-56</text:p>
          </table:table-cell>
          <table:table-cell table:number-columns-repeated="2"/>
          <table:table-cell table:style-name="ce55" table:number-columns-repeated="16367"/>
        </table:table-row>
        <table:table-row table:style-name="ro3">
          <table:table-cell table:style-name="ce53" table:formula="of:=[.A36]-[.A16]" office:value-type="float" office:value="0.0991591940704417" calcext:value-type="float">
            <text:p>0.0991591940704417</text:p>
          </table:table-cell>
          <table:table-cell/>
          <table:table-cell table:style-name="ce69" table:formula="of:=[.C16]-[.C36]" office:value-type="float" office:value="2.27392603984452" calcext:value-type="float">
            <text:p>2.27392603984452</text:p>
          </table:table-cell>
          <table:table-cell table:number-columns-repeated="2"/>
          <table:table-cell table:style-name="ce69" table:formula="of:=[.F16]-[.F36]" office:value-type="float" office:value="1.20095801704286" calcext:value-type="float">
            <text:p>1.20095801704286</text:p>
          </table:table-cell>
          <table:table-cell office:value-type="string" calcext:value-type="string">
            <text:p>👈with baseline</text:p>
          </table:table-cell>
          <table:table-cell table:number-columns-repeated="2"/>
          <table:covered-table-cell table:style-name="ce47"/>
          <table:table-cell table:number-columns-repeated="3"/>
          <table:covered-table-cell table:style-name="ce47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53" table:formula="of:=100*[.A38]/[.A16]" office:value-type="float" office:value="1.0463141718945" calcext:value-type="float">
            <text:p>1.0463141718945</text:p>
          </table:table-cell>
          <table:table-cell/>
          <table:table-cell table:style-name="ce69" table:formula="of:=100*[.C38]/[.C16]" office:value-type="float" office:value="13.1107359308379" calcext:value-type="float">
            <text:p>13.1107359308379</text:p>
          </table:table-cell>
          <table:table-cell table:number-columns-repeated="2"/>
          <table:table-cell table:style-name="ce69" table:formula="of:=100*[.F38]/[.F16]" office:value-type="float" office:value="6.72956414346553" calcext:value-type="float">
            <text:p>6.72956414346553</text:p>
          </table:table-cell>
          <table:table-cell table:number-columns-repeated="2"/>
          <table:table-cell office:value-type="string" calcext:value-type="string">
            <text:p>with OPT #3 👉</text:p>
          </table:table-cell>
          <table:covered-table-cell table:style-name="ce47"/>
          <table:table-cell table:style-name="ce86" table:formula="of:=[.J2]-[.J36]" office:value-type="float" office:value="0" calcext:value-type="float">
            <text:p>0</text:p>
          </table:table-cell>
          <table:table-cell table:number-columns-repeated="2"/>
          <table:covered-table-cell table:style-name="ce47"/>
          <table:table-cell table:style-name="ce69" table:formula="of:=-[.N2]+[.N36]" office:value-type="float" office:value="-2" calcext:value-type="float">
            <text:p>-2</text:p>
          </table:table-cell>
          <table:table-cell table:number-columns-repeated="2"/>
          <table:table-cell table:style-name="ce55" table:number-columns-repeated="16367"/>
        </table:table-row>
        <table:table-row table:style-name="ro3">
          <table:table-cell table:style-name="ce64"/>
          <table:table-cell/>
          <table:table-cell table:style-name="ce73"/>
          <table:table-cell table:number-columns-repeated="2"/>
          <table:table-cell table:style-name="ce64"/>
          <table:table-cell table:number-columns-repeated="3"/>
          <table:covered-table-cell table:style-name="ce47"/>
          <table:table-cell table:style-name="ce86" table:formula="of:=[.K39]*100/[.J2]" office:value-type="float" office:value="0" calcext:value-type="float">
            <text:p>0</text:p>
          </table:table-cell>
          <table:table-cell table:number-columns-repeated="2"/>
          <table:covered-table-cell table:style-name="ce47"/>
          <table:table-cell table:style-name="ce69" table:formula="of:=100*[.O39]/[.N2]" office:value-type="float" office:value="-8.33333333333333" calcext:value-type="float">
            <text:p>-8.33333333333333</text:p>
          </table:table-cell>
          <table:table-cell table:number-columns-repeated="2"/>
          <table:table-cell table:style-name="ce55" table:number-columns-repeated="16367"/>
        </table:table-row>
        <table:table-row table:style-name="ro3">
          <table:table-cell table:style-name="ce69" table:formula="of:=[.A7]-[.A36]" office:value-type="float" office:value="0.00892641272538342" calcext:value-type="float">
            <text:p>0.00892641272538342</text:p>
          </table:table-cell>
          <table:table-cell/>
          <table:table-cell table:style-name="ce69" table:formula="of:=[.C7]-[.C36]" office:value-type="float" office:value="0.0721321759964262" calcext:value-type="float">
            <text:p>0.0721321759964262</text:p>
          </table:table-cell>
          <table:table-cell table:number-columns-repeated="2"/>
          <table:table-cell table:style-name="ce69" table:formula="of:=[.F7]-[.F36]" office:value-type="float" office:value="0.0169454422409494" calcext:value-type="float">
            <text:p>0.0169454422409494</text:p>
          </table:table-cell>
          <table:table-cell office:value-type="string" calcext:value-type="string">
            <text:p>👈 with OPT #3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69" table:formula="of:=100*[.A41]/[.A7]" office:value-type="float" office:value="0.0931281481623345" calcext:value-type="float">
            <text:p>0.0931281481623345</text:p>
          </table:table-cell>
          <table:table-cell/>
          <table:table-cell table:style-name="ce69" table:formula="of:=100*[.C41]/[.C7]" office:value-type="float" office:value="0.476365037880518" calcext:value-type="float">
            <text:p>0.476365037880518</text:p>
          </table:table-cell>
          <table:table-cell table:number-columns-repeated="2"/>
          <table:table-cell table:style-name="ce69" table:formula="of:=100*[.F41]/[.F7]" office:value-type="float" office:value="0.101701206515872" calcext:value-type="float">
            <text:p>0.101701206515872</text:p>
          </table:table-cell>
          <table:table-cell table:number-columns-repeated="3"/>
          <table:table-cell table:style-name="ce64"/>
          <table:table-cell table:number-columns-repeated="3"/>
          <table:table-cell table:style-name="ce64"/>
          <table:table-cell table:number-columns-repeated="3"/>
          <table:table-cell table:style-name="ce55" table:number-columns-repeated="16367"/>
        </table:table-row>
        <table:table-row table:style-name="ro3">
          <table:table-cell table:number-columns-repeated="17"/>
          <table:table-cell table:style-name="ce55" table:number-columns-repeated="16367"/>
        </table:table-row>
        <table:table-row table:style-name="ro3">
          <table:table-cell table:style-name="ce65" office:value-type="string" calcext:value-type="string" table:number-columns-spanned="6" table:number-rows-spanned="1">
            <text:p>OPT #5</text:p>
          </table:table-cell>
          <table:covered-table-cell/>
          <table:covered-table-cell table:style-name="ce73"/>
          <table:covered-table-cell table:number-columns-repeated="2"/>
          <table:covered-table-cell table:style-name="ce47"/>
          <table:table-cell table:number-columns-repeated="3"/>
          <table:table-cell table:style-name="ce60" office:value-type="string" calcext:value-type="string" table:number-columns-spanned="5" table:number-rows-spanned="1">
            <text:p>OPT #5</text:p>
          </table:table-cell>
          <table:covered-table-cell table:number-columns-repeated="4" table:style-name="ce64"/>
          <table:table-cell table:style-name="ce64"/>
          <table:table-cell table:number-columns-repeated="2"/>
          <table:table-cell table:style-name="ce55" table:number-columns-repeated="16367"/>
        </table:table-row>
        <table:table-row table:style-name="ro3">
          <table:table-cell office:value-type="float" office:value="89.7895" calcext:value-type="float">
            <text:p>89.7895</text:p>
          </table:table-cell>
          <table:table-cell/>
          <table:table-cell office:value-type="float" office:value="65.5713" calcext:value-type="float">
            <text:p>65.5713</text:p>
          </table:table-cell>
          <table:table-cell table:number-columns-repeated="2"/>
          <table:table-cell office:value-type="float" office:value="59.2079" calcext:value-type="float">
            <text:p>59.2079</text:p>
          </table:table-cell>
          <table:table-cell table:number-columns-repeated="2"/>
          <table:table-cell office:value-type="string" calcext:value-type="string">
            <text:p>with baseline 👉</text:p>
          </table:table-cell>
          <table:table-cell table:style-name="ce61" table:formula="of:=4*3+2*2+4+8+4*4+64" office:value-type="float" office:value="108" calcext:value-type="float" table:number-columns-spanned="1" table:number-rows-spanned="5">
            <text:p>108</text:p>
          </table:table-cell>
          <table:table-cell table:style-name="ce69" table:formula="of:=[.J45]-[.J16]" office:value-type="float" office:value="-140" calcext:value-type="float">
            <text:p>-140</text:p>
          </table:table-cell>
          <table:table-cell table:number-columns-repeated="2"/>
          <table:table-cell table:style-name="ce58" table:formula="of:=2*4+2*2+1+1+4" office:value-type="float" office:value="18" calcext:value-type="float" table:number-columns-spanned="1" table:number-rows-spanned="5">
            <text:p>18</text:p>
          </table:table-cell>
          <table:table-cell table:style-name="ce69" table:formula="of:=[.N45]-[.N16]" office:value-type="float" office:value="-32" calcext:value-type="float">
            <text:p>-32</text:p>
          </table:table-cell>
          <table:table-cell table:number-columns-repeated="2"/>
          <table:table-cell table:style-name="ce55" table:number-columns-repeated="16367"/>
        </table:table-row>
        <table:table-row table:style-name="ro3">
          <table:table-cell office:value-type="float" office:value="89.6918" calcext:value-type="float">
            <text:p>89.6918</text:p>
          </table:table-cell>
          <table:table-cell/>
          <table:table-cell office:value-type="float" office:value="65.4005" calcext:value-type="float">
            <text:p>65.4005</text:p>
          </table:table-cell>
          <table:table-cell table:number-columns-repeated="2"/>
          <table:table-cell office:value-type="float" office:value="59.1557" calcext:value-type="float">
            <text:p>59.1557</text:p>
          </table:table-cell>
          <table:table-cell table:number-columns-repeated="3"/>
          <table:covered-table-cell/>
          <table:table-cell table:style-name="ce69" table:formula="of:=100*[.K45]/[.J16]" office:value-type="float" office:value="-56.4516129032258" calcext:value-type="float">
            <text:p>-56.4516129032258</text:p>
          </table:table-cell>
          <table:table-cell table:number-columns-repeated="2"/>
          <table:covered-table-cell/>
          <table:table-cell table:style-name="ce69" table:formula="of:=100*[.O45]/[.N16]" office:value-type="float" office:value="-64" calcext:value-type="float">
            <text:p>-64</text:p>
          </table:table-cell>
          <table:table-cell table:number-columns-repeated="2"/>
          <table:table-cell table:style-name="ce55" table:number-columns-repeated="16367"/>
        </table:table-row>
        <table:table-row table:style-name="ro3">
          <table:table-cell office:value-type="float" office:value="89.6628" calcext:value-type="float">
            <text:p>89.6628</text:p>
          </table:table-cell>
          <table:table-cell/>
          <table:table-cell office:value-type="float" office:value="65.3073" calcext:value-type="float">
            <text:p>65.3073</text:p>
          </table:table-cell>
          <table:table-cell table:number-columns-repeated="2"/>
          <table:table-cell office:value-type="float" office:value="59.1328" calcext:value-type="float">
            <text:p>59.1328</text:p>
          </table:table-cell>
          <table:table-cell table:number-columns-repeated="3"/>
          <table:covered-table-cell/>
          <table:table-cell table:number-columns-repeated="3"/>
          <table:covered-table-cell/>
          <table:table-cell table:number-columns-repeated="3"/>
          <table:table-cell table:style-name="ce55" table:number-columns-repeated="16367"/>
        </table:table-row>
        <table:table-row table:style-name="ro3">
          <table:table-cell office:value-type="float" office:value="89.6484" calcext:value-type="float">
            <text:p>89.6484</text:p>
          </table:table-cell>
          <table:table-cell/>
          <table:table-cell office:value-type="float" office:value="65.291" calcext:value-type="float">
            <text:p>65.291</text:p>
          </table:table-cell>
          <table:table-cell table:number-columns-repeated="2"/>
          <table:table-cell office:value-type="float" office:value="59.1053" calcext:value-type="float">
            <text:p>59.1053</text:p>
          </table:table-cell>
          <table:table-cell table:number-columns-repeated="2"/>
          <table:table-cell office:value-type="string" calcext:value-type="string">
            <text:p>with OPT #4 👉</text:p>
          </table:table-cell>
          <table:covered-table-cell/>
          <table:table-cell table:style-name="ce86" table:formula="of:=[.J45]-[.J36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69" table:formula="of:=[.N45]-[.N36]" office:value-type="float" office:value="-4" calcext:value-type="float">
            <text:p>-4</text:p>
          </table:table-cell>
          <table:table-cell table:number-columns-repeated="2"/>
          <table:table-cell table:style-name="ce55" table:number-columns-repeated="16367"/>
        </table:table-row>
        <table:table-row table:style-name="ro3">
          <table:table-cell office:value-type="float" office:value="89.6201" calcext:value-type="float">
            <text:p>89.6201</text:p>
          </table:table-cell>
          <table:table-cell/>
          <table:table-cell office:value-type="float" office:value="65.2869" calcext:value-type="float">
            <text:p>65.2869</text:p>
          </table:table-cell>
          <table:table-cell table:number-columns-repeated="2"/>
          <table:table-cell office:value-type="float" office:value="59.1016" calcext:value-type="float">
            <text:p>59.1016</text:p>
          </table:table-cell>
          <table:table-cell table:number-columns-repeated="3"/>
          <table:covered-table-cell/>
          <table:table-cell table:style-name="ce86" table:formula="of:=100*[.K48]/[.J36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69" table:formula="of:=100*[.O48]/[.N36]" office:value-type="float" office:value="-18.1818181818182" calcext:value-type="float">
            <text:p>-18.1818181818182</text:p>
          </table:table-cell>
          <table:table-cell table:number-columns-repeated="2"/>
          <table:table-cell table:style-name="ce55" table:number-columns-repeated="16367"/>
        </table:table-row>
        <table:table-row table:style-name="ro3">
          <table:table-cell office:value-type="float" office:value="89.6141" calcext:value-type="float">
            <text:p>89.6141</text:p>
          </table:table-cell>
          <table:table-cell/>
          <table:table-cell office:value-type="float" office:value="65.2709" calcext:value-type="float">
            <text:p>65.2709</text:p>
          </table:table-cell>
          <table:table-cell table:number-columns-repeated="2"/>
          <table:table-cell office:value-type="float" office:value="59.0831" calcext:value-type="float">
            <text:p>59.0831</text:p>
          </table:table-cell>
          <table:table-cell table:number-columns-repeated="11"/>
          <table:table-cell table:style-name="ce55" table:number-columns-repeated="16367"/>
        </table:table-row>
        <table:table-row table:style-name="ro3">
          <table:table-cell table:style-name="ce47" table:formula="of:=AVERAGE([.A45:.A50])" office:value-type="float" office:value="89.6711166666667" calcext:value-type="float">
            <text:p>89.6711166666667</text:p>
          </table:table-cell>
          <table:table-cell/>
          <table:table-cell table:style-name="ce47" table:formula="of:=AVERAGE([.C45:.C50])" office:value-type="float" office:value="65.35465" calcext:value-type="float">
            <text:p>65.35465</text:p>
          </table:table-cell>
          <table:table-cell table:number-columns-repeated="2"/>
          <table:table-cell table:style-name="ce47" table:formula="of:=AVERAGE([.F45:.F50])" office:value-type="float" office:value="59.1310666666667" calcext:value-type="float">
            <text:p>59.1310666666667</text:p>
          </table:table-cell>
          <table:table-cell table:number-columns-repeated="11"/>
          <table:table-cell table:style-name="ce55" table:number-columns-repeated="16367"/>
        </table:table-row>
        <table:table-row table:style-name="ro3">
          <table:table-cell table:style-name="ce47" table:formula="of:=1000/[.A51]" office:value-type="float" office:value="11.1518629094058" calcext:value-type="float">
            <text:p>11.1518629094058</text:p>
          </table:table-cell>
          <table:table-cell/>
          <table:table-cell table:style-name="ce47" table:formula="of:=1000/[.C51]" office:value-type="float" office:value="15.301130064961" calcext:value-type="float">
            <text:p>15.301130064961</text:p>
          </table:table-cell>
          <table:table-cell table:number-columns-repeated="2"/>
          <table:table-cell table:style-name="ce47" table:formula="of:=1000/[.F51]" office:value-type="float" office:value="16.9115839840535" calcext:value-type="float">
            <text:p>16.9115839840535</text:p>
          </table:table-cell>
          <table:table-cell table:number-columns-repeated="11"/>
          <table:table-cell table:style-name="ce55" table:number-columns-repeated="16367"/>
        </table:table-row>
        <table:table-row table:style-name="ro3">
          <table:table-cell table:number-columns-repeated="17"/>
          <table:table-cell table:style-name="ce55" table:number-columns-repeated="16367"/>
        </table:table-row>
        <table:table-row table:style-name="ro3">
          <table:table-cell table:style-name="ce53" table:formula="of:=[.A52]-[.A16]" office:value-type="float" office:value="1.6748629094058" calcext:value-type="float">
            <text:p>1.6748629094058</text:p>
          </table:table-cell>
          <table:table-cell/>
          <table:table-cell table:style-name="ce69" table:formula="of:=[.C52]-[.C16]" office:value-type="float" office:value="-2.04286993503905" calcext:value-type="float">
            <text:p>-2.04286993503905</text:p>
          </table:table-cell>
          <table:table-cell table:number-columns-repeated="2"/>
          <table:table-cell table:style-name="ce69" table:formula="of:=[.F52]-[.F16]" office:value-type="float" office:value="-0.934416015946496" calcext:value-type="float">
            <text:p>-0.934416015946496</text:p>
          </table:table-cell>
          <table:table-cell office:value-type="string" calcext:value-type="string">
            <text:p>👈with baseline</text:p>
          </table:table-cell>
          <table:table-cell table:number-columns-repeated="10"/>
          <table:table-cell table:style-name="ce55" table:number-columns-repeated="16367"/>
        </table:table-row>
        <table:table-row table:style-name="ro3">
          <table:table-cell table:style-name="ce53" table:formula="of:=100*[.A54]/[.A16]" office:value-type="float" office:value="17.6729229651345" calcext:value-type="float">
            <text:p>17.6729229651345</text:p>
          </table:table-cell>
          <table:table-cell/>
          <table:table-cell table:style-name="ce69" table:formula="of:=100*[.C54]/[.C16]" office:value-type="float" office:value="-11.7785397546071" calcext:value-type="float">
            <text:p>-11.7785397546071</text:p>
          </table:table-cell>
          <table:table-cell table:number-columns-repeated="2"/>
          <table:table-cell table:style-name="ce69" table:formula="of:=100*[.F54]/[.F16]" office:value-type="float" office:value="-5.23599695139805" calcext:value-type="float">
            <text:p>-5.23599695139805</text:p>
          </table:table-cell>
          <table:table-cell table:number-columns-repeated="11"/>
          <table:table-cell table:style-name="ce55" table:number-columns-repeated="16367"/>
        </table:table-row>
        <table:table-row table:style-name="ro3">
          <table:table-cell table:number-columns-repeated="17"/>
          <table:table-cell table:style-name="ce55" table:number-columns-repeated="16367"/>
        </table:table-row>
        <table:table-row table:style-name="ro3">
          <table:table-cell table:style-name="ce53" table:formula="of:=[.A52]-[.A36]" office:value-type="float" office:value="1.57570371533536" calcext:value-type="float">
            <text:p>1.57570371533536</text:p>
          </table:table-cell>
          <table:table-cell/>
          <table:table-cell table:style-name="ce57" table:formula="of:=[.C52]-[.C36]" office:value-type="float" office:value="0.23105610480547" calcext:value-type="float">
            <text:p>0.23105610480547</text:p>
          </table:table-cell>
          <table:table-cell table:number-columns-repeated="2"/>
          <table:table-cell table:style-name="ce57" table:formula="of:=[.F52]-[.F36]" office:value-type="float" office:value="0.266542001096362" calcext:value-type="float">
            <text:p>0.266542001096362</text:p>
          </table:table-cell>
          <table:table-cell office:value-type="string" calcext:value-type="string">
            <text:p>👈 with OPT #4</text:p>
          </table:table-cell>
          <table:table-cell table:number-columns-repeated="10"/>
          <table:table-cell table:style-name="ce55" table:number-columns-repeated="16367"/>
        </table:table-row>
        <table:table-row table:style-name="ro3">
          <table:table-cell table:style-name="ce53" table:formula="of:=100*[.A57]/[.A36]" office:value-type="float" office:value="16.454443617761" calcext:value-type="float">
            <text:p>16.454443617761</text:p>
          </table:table-cell>
          <table:table-cell/>
          <table:table-cell table:style-name="ce57" table:formula="of:=100*[.C57]/[.C36]" office:value-type="float" office:value="1.53321148533425" calcext:value-type="float">
            <text:p>1.53321148533425</text:p>
          </table:table-cell>
          <table:table-cell table:number-columns-repeated="2"/>
          <table:table-cell table:style-name="ce57" table:formula="of:=100*[.F57]/[.F36]" office:value-type="float" office:value="1.60132970147672" calcext:value-type="float">
            <text:p>1.60132970147672</text:p>
          </table:table-cell>
          <table:table-cell table:number-columns-repeated="11"/>
          <table:table-cell table:style-name="ce55" table:number-columns-repeated="16367"/>
        </table:table-row>
        <table:table-row table:style-name="ro3">
          <table:table-cell table:number-columns-repeated="17"/>
          <table:table-cell table:style-name="ce55" table:number-columns-repeated="16367"/>
        </table:table-row>
        <table:table-row table:style-name="ro3">
          <table:table-cell table:style-name="ce65" office:value-type="string" calcext:value-type="string" table:number-columns-spanned="6" table:number-rows-spanned="1">
            <text:p>OPT #6</text:p>
          </table:table-cell>
          <table:covered-table-cell/>
          <table:covered-table-cell table:style-name="ce73"/>
          <table:covered-table-cell table:number-columns-repeated="2"/>
          <table:covered-table-cell table:style-name="ce47"/>
          <table:table-cell table:number-columns-repeated="3"/>
          <table:table-cell table:style-name="ce60" office:value-type="string" calcext:value-type="string" table:number-columns-spanned="5" table:number-rows-spanned="1">
            <text:p>OPT #6</text:p>
          </table:table-cell>
          <table:covered-table-cell table:number-columns-repeated="4" table:style-name="ce64"/>
          <table:table-cell table:style-name="ce64"/>
          <table:table-cell table:number-columns-repeated="2"/>
          <table:table-cell table:style-name="ce55" table:number-columns-repeated="16367"/>
        </table:table-row>
        <table:table-row table:style-name="ro3">
          <table:table-cell table:style-name="ce71" table:formula="of:= 95.3917" office:value-type="float" office:value="95.3917" calcext:value-type="float">
            <text:p>95.3917</text:p>
          </table:table-cell>
          <table:table-cell/>
          <table:table-cell table:style-name="ce71" table:formula="of:= 66.4678" office:value-type="float" office:value="66.4678" calcext:value-type="float">
            <text:p>66.4678</text:p>
          </table:table-cell>
          <table:table-cell table:number-columns-repeated="2"/>
          <table:table-cell table:style-name="ce71" table:formula="of:= 60.0658" office:value-type="float" office:value="60.0658" calcext:value-type="float">
            <text:p>60.0658</text:p>
          </table:table-cell>
          <table:table-cell table:number-columns-repeated="2"/>
          <table:table-cell office:value-type="string" calcext:value-type="string">
            <text:p>with baseline 👉</text:p>
          </table:table-cell>
          <table:table-cell table:style-name="ce61" table:formula="of:=4*3+2*2+4+8+4*4+64" office:value-type="float" office:value="108" calcext:value-type="float" table:number-columns-spanned="1" table:number-rows-spanned="5">
            <text:p>108</text:p>
          </table:table-cell>
          <table:table-cell table:style-name="ce69" table:formula="of:=[.J61]-[.J16]" office:value-type="float" office:value="-140" calcext:value-type="float">
            <text:p>-140</text:p>
          </table:table-cell>
          <table:table-cell table:number-columns-repeated="2"/>
          <table:table-cell table:style-name="ce58" table:formula="of:=2*4+2*2+1+1+4" office:value-type="float" office:value="18" calcext:value-type="float" table:number-columns-spanned="1" table:number-rows-spanned="5">
            <text:p>18</text:p>
          </table:table-cell>
          <table:table-cell table:style-name="ce69" table:formula="of:=[.N61]-[.N16]" office:value-type="float" office:value="-32" calcext:value-type="float">
            <text:p>-32</text:p>
          </table:table-cell>
          <table:table-cell table:number-columns-repeated="2"/>
          <table:table-cell table:style-name="ce55" table:number-columns-repeated="16367"/>
        </table:table-row>
        <table:table-row table:style-name="ro3">
          <table:table-cell table:style-name="ce71" table:formula="of:= 95.3527" office:value-type="float" office:value="95.3527" calcext:value-type="float">
            <text:p>95.3527</text:p>
          </table:table-cell>
          <table:table-cell/>
          <table:table-cell table:style-name="ce71" table:formula="of:= 66.4606" office:value-type="float" office:value="66.4606" calcext:value-type="float">
            <text:p>66.4606</text:p>
          </table:table-cell>
          <table:table-cell table:number-columns-repeated="2"/>
          <table:table-cell table:style-name="ce71" table:formula="of:= 60.0497" office:value-type="float" office:value="60.0497" calcext:value-type="float">
            <text:p>60.0497</text:p>
          </table:table-cell>
          <table:table-cell table:number-columns-repeated="3"/>
          <table:covered-table-cell/>
          <table:table-cell table:style-name="ce69" table:formula="of:=100*[.K61]/[.J16]" office:value-type="float" office:value="-56.4516129032258" calcext:value-type="float">
            <text:p>-56.4516129032258</text:p>
          </table:table-cell>
          <table:table-cell table:number-columns-repeated="2"/>
          <table:covered-table-cell/>
          <table:table-cell table:style-name="ce69" table:formula="of:=100*[.O61]/[.N16]" office:value-type="float" office:value="-64" calcext:value-type="float">
            <text:p>-64</text:p>
          </table:table-cell>
          <table:table-cell table:number-columns-repeated="2"/>
          <table:table-cell table:style-name="ce55" table:number-columns-repeated="16367"/>
        </table:table-row>
        <table:table-row table:style-name="ro3">
          <table:table-cell table:style-name="ce71" table:formula="of:= 95.3323" office:value-type="float" office:value="95.3323" calcext:value-type="float">
            <text:p>95.3323</text:p>
          </table:table-cell>
          <table:table-cell/>
          <table:table-cell table:style-name="ce71" table:formula="of:= 66.4399" office:value-type="float" office:value="66.4399" calcext:value-type="float">
            <text:p>66.4399</text:p>
          </table:table-cell>
          <table:table-cell table:number-columns-repeated="2"/>
          <table:table-cell table:style-name="ce71" table:formula="of:= 60.0136" office:value-type="float" office:value="60.0136" calcext:value-type="float">
            <text:p>60.0136</text:p>
          </table:table-cell>
          <table:table-cell table:number-columns-repeated="3"/>
          <table:covered-table-cell/>
          <table:table-cell table:number-columns-repeated="3"/>
          <table:covered-table-cell/>
          <table:table-cell table:number-columns-repeated="3"/>
          <table:table-cell table:style-name="ce55" table:number-columns-repeated="16367"/>
        </table:table-row>
        <table:table-row table:style-name="ro3">
          <table:table-cell table:style-name="ce71" table:formula="of:= 95.209" office:value-type="float" office:value="95.209" calcext:value-type="float">
            <text:p>95.209</text:p>
          </table:table-cell>
          <table:table-cell/>
          <table:table-cell table:style-name="ce71" table:formula="of:= 66.4022" office:value-type="float" office:value="66.4022" calcext:value-type="float">
            <text:p>66.4022</text:p>
          </table:table-cell>
          <table:table-cell table:number-columns-repeated="2"/>
          <table:table-cell table:style-name="ce71" table:formula="of:= 60.0023" office:value-type="float" office:value="60.0023" calcext:value-type="float">
            <text:p>60.0023</text:p>
          </table:table-cell>
          <table:table-cell table:number-columns-repeated="2"/>
          <table:table-cell office:value-type="string" calcext:value-type="string">
            <text:p>with OPT #5 👉</text:p>
          </table:table-cell>
          <table:covered-table-cell/>
          <table:table-cell table:style-name="ce86" table:formula="of:=[.J61]-[.J45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90" table:formula="of:=[.N61]-[.N45]" office:value-type="float" office:value="0" calcext:value-type="float">
            <text:p>0</text:p>
          </table:table-cell>
          <table:table-cell table:number-columns-repeated="2"/>
          <table:table-cell table:style-name="ce55" table:number-columns-repeated="16367"/>
        </table:table-row>
        <table:table-row table:style-name="ro3">
          <table:table-cell table:style-name="ce71" table:formula="of:= 95.0983" office:value-type="float" office:value="95.0983" calcext:value-type="float">
            <text:p>95.0983</text:p>
          </table:table-cell>
          <table:table-cell/>
          <table:table-cell table:style-name="ce71" table:formula="of:= 66.3843" office:value-type="float" office:value="66.3843" calcext:value-type="float">
            <text:p>66.3843</text:p>
          </table:table-cell>
          <table:table-cell table:number-columns-repeated="2"/>
          <table:table-cell table:style-name="ce71" table:formula="of:= 59.995" office:value-type="float" office:value="59.995" calcext:value-type="float">
            <text:p>59.995</text:p>
          </table:table-cell>
          <table:table-cell table:number-columns-repeated="3"/>
          <table:covered-table-cell/>
          <table:table-cell table:style-name="ce86" table:formula="of:=100*[.K64]/[.J45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90" table:formula="of:=100*[.O64]/[.N45]" office:value-type="float" office:value="0" calcext:value-type="float">
            <text:p>0</text:p>
          </table:table-cell>
          <table:table-cell table:number-columns-repeated="2"/>
          <table:table-cell table:style-name="ce55" table:number-columns-repeated="16367"/>
        </table:table-row>
        <table:table-row table:style-name="ro3">
          <table:table-cell table:style-name="ce71" table:formula="of:= 94.8009" office:value-type="float" office:value="94.8009" calcext:value-type="float">
            <text:p>94.8009</text:p>
          </table:table-cell>
          <table:table-cell/>
          <table:table-cell table:style-name="ce71" table:formula="of:= 66.3784" office:value-type="float" office:value="66.3784" calcext:value-type="float">
            <text:p>66.3784</text:p>
          </table:table-cell>
          <table:table-cell table:number-columns-repeated="2"/>
          <table:table-cell table:style-name="ce71" table:formula="of:= 59.9933" office:value-type="float" office:value="59.9933" calcext:value-type="float">
            <text:p>59.9933</text:p>
          </table:table-cell>
          <table:table-cell table:number-columns-repeated="11"/>
          <table:table-cell table:style-name="ce55" table:number-columns-repeated="16367"/>
        </table:table-row>
        <table:table-row table:style-name="ro3">
          <table:table-cell table:style-name="ce47" table:formula="of:=AVERAGE([.A61:.A66])" office:value-type="float" office:value="95.1974833333333" calcext:value-type="float">
            <text:p>95.1974833333333</text:p>
          </table:table-cell>
          <table:table-cell/>
          <table:table-cell table:style-name="ce47" table:formula="of:=AVERAGE([.C61:.C66])" office:value-type="float" office:value="66.4222" calcext:value-type="float">
            <text:p>66.4222</text:p>
          </table:table-cell>
          <table:table-cell table:number-columns-repeated="2"/>
          <table:table-cell table:style-name="ce47" table:formula="of:=AVERAGE([.F61:.F66])" office:value-type="float" office:value="60.01995" calcext:value-type="float">
            <text:p>60.01995</text:p>
          </table:table-cell>
          <table:table-cell table:number-columns-repeated="11"/>
          <table:table-cell table:style-name="ce55" table:number-columns-repeated="16367"/>
        </table:table-row>
        <table:table-row table:style-name="ro3">
          <table:table-cell table:style-name="ce47" table:formula="of:=1000/[.A67]" office:value-type="float" office:value="10.5044793726165" calcext:value-type="float">
            <text:p>10.5044793726165</text:p>
          </table:table-cell>
          <table:table-cell/>
          <table:table-cell table:style-name="ce47" table:formula="of:=1000/[.C67]" office:value-type="float" office:value="15.0552074457034" calcext:value-type="float">
            <text:p>15.0552074457034</text:p>
          </table:table-cell>
          <table:table-cell table:number-columns-repeated="2"/>
          <table:table-cell table:style-name="ce47" table:formula="of:=1000/[.F67]" office:value-type="float" office:value="16.6611268419917" calcext:value-type="float">
            <text:p>16.6611268419917</text:p>
          </table:table-cell>
          <table:table-cell table:number-columns-repeated="11"/>
          <table:table-cell table:style-name="ce55" table:number-columns-repeated="16367"/>
        </table:table-row>
        <table:table-row table:style-name="ro3">
          <table:table-cell table:number-columns-repeated="17"/>
          <table:table-cell table:style-name="ce55" table:number-columns-repeated="16367"/>
        </table:table-row>
        <table:table-row table:style-name="ro3">
          <table:table-cell table:style-name="ce53" table:formula="of:=[.A68]-[.A16]" office:value-type="float" office:value="1.02747937261647" calcext:value-type="float">
            <text:p>1.02747937261647</text:p>
          </table:table-cell>
          <table:table-cell/>
          <table:table-cell table:style-name="ce69" table:formula="of:=[.C68]-[.C16]" office:value-type="float" office:value="-2.2887925542966" calcext:value-type="float">
            <text:p>-2.2887925542966</text:p>
          </table:table-cell>
          <table:table-cell table:number-columns-repeated="2"/>
          <table:table-cell table:style-name="ce69" table:formula="of:=[.F68]-[.F16]" office:value-type="float" office:value="-1.18487315800829" calcext:value-type="float">
            <text:p>-1.18487315800829</text:p>
          </table:table-cell>
          <table:table-cell office:value-type="string" calcext:value-type="string">
            <text:p>👈with baseline</text:p>
          </table:table-cell>
          <table:table-cell table:number-columns-repeated="10"/>
          <table:table-cell table:style-name="ce55" table:number-columns-repeated="16367"/>
        </table:table-row>
        <table:table-row table:style-name="ro3">
          <table:table-cell table:style-name="ce53" table:formula="of:=100*[.A70]/[.A16]" office:value-type="float" office:value="10.8418209625036" calcext:value-type="float">
            <text:p>10.8418209625036</text:p>
          </table:table-cell>
          <table:table-cell/>
          <table:table-cell table:style-name="ce69" table:formula="of:=100*[.C70]/[.C16]" office:value-type="float" office:value="-13.1964515353817" calcext:value-type="float">
            <text:p>-13.1964515353817</text:p>
          </table:table-cell>
          <table:table-cell table:number-columns-repeated="2"/>
          <table:table-cell table:style-name="ce69" table:formula="of:=100*[.F70]/[.F16]" office:value-type="float" office:value="-6.63943269084554" calcext:value-type="float">
            <text:p>-6.63943269084554</text:p>
          </table:table-cell>
          <table:table-cell table:number-columns-repeated="11"/>
          <table:table-cell table:style-name="ce55" table:number-columns-repeated="16367"/>
        </table:table-row>
        <table:table-row table:style-name="ro3">
          <table:table-cell table:number-columns-repeated="17"/>
          <table:table-cell table:style-name="ce55" table:number-columns-repeated="16367"/>
        </table:table-row>
        <table:table-row table:style-name="ro3">
          <table:table-cell table:style-name="ce72" table:formula="of:=[.A68]-[.A52]" office:value-type="float" office:value="-0.647383536789331" calcext:value-type="float">
            <text:p>-0.647383536789331</text:p>
          </table:table-cell>
          <table:table-cell/>
          <table:table-cell table:style-name="ce69" table:formula="of:=[.C68]-[.C52]" office:value-type="float" office:value="-0.245922619257604" calcext:value-type="float">
            <text:p>-0.245922619257604</text:p>
          </table:table-cell>
          <table:table-cell table:number-columns-repeated="2"/>
          <table:table-cell table:style-name="ce69" table:formula="of:=[.F68]-[.F52]" office:value-type="float" office:value="-0.250457142061794" calcext:value-type="float">
            <text:p>-0.250457142061794</text:p>
          </table:table-cell>
          <table:table-cell office:value-type="string" calcext:value-type="string">
            <text:p>👈 with OPT #5</text:p>
          </table:table-cell>
          <table:table-cell table:number-columns-repeated="10"/>
          <table:table-cell table:style-name="ce55" table:number-columns-repeated="16367"/>
        </table:table-row>
        <table:table-row table:style-name="ro3">
          <table:table-cell table:style-name="ce72" table:formula="of:=100*[.A73]/[.A52]" office:value-type="float" office:value="-5.80516046555154" calcext:value-type="float">
            <text:p>-5.80516046555154</text:p>
          </table:table-cell>
          <table:table-cell/>
          <table:table-cell table:style-name="ce69" table:formula="of:=100*[.C73]/[.C52]" office:value-type="float" office:value="-1.60721867086639" calcext:value-type="float">
            <text:p>-1.60721867086639</text:p>
          </table:table-cell>
          <table:table-cell table:number-columns-repeated="2"/>
          <table:table-cell table:style-name="ce69" table:formula="of:=100*[.F73]/[.F52]" office:value-type="float" office:value="-1.48097979643988" calcext:value-type="float">
            <text:p>-1.48097979643988</text:p>
          </table:table-cell>
          <table:table-cell table:number-columns-repeated="11"/>
          <table:table-cell table:style-name="ce55" table:number-columns-repeated="16367"/>
        </table:table-row>
        <table:table-row table:style-name="ro3" table:number-rows-repeated="1048501">
          <table:table-cell table:number-columns-repeated="17"/>
          <table:table-cell table:style-name="ce55" table:number-columns-repeated="16367"/>
        </table:table-row>
        <table:table-row table:style-name="ro3">
          <table:table-cell table:number-columns-repeated="17"/>
          <table:table-cell table:style-name="ce55" table:number-columns-repeated="16367"/>
        </table:table-row>
      </table:table>
      <table:table table:name="Anisotropic Filtering" table:style-name="ta1">
        <table:table-column table:style-name="co29" table:default-cell-style-name="ce75"/>
        <table:table-column table:style-name="co30" table:default-cell-style-name="Default"/>
        <table:table-column table:style-name="co31" table:default-cell-style-name="ce7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3">
          <table:table-cell table:style-name="ce74" office:value-type="string" calcext:value-type="string">
            <text:p>x16</text:p>
          </table:table-cell>
          <table:table-cell table:style-name="ce55"/>
          <table:table-cell table:style-name="ce74" office:value-type="string" calcext:value-type="string">
            <text:p>No filtering</text:p>
          </table:table-cell>
          <table:table-cell/>
          <table:table-cell table:style-name="ce78" office:value-type="string" calcext:value-type="string">
            <text:p>Device: MALI-G76</text:p>
          </table:table-cell>
          <table:table-cell/>
        </table:table-row>
        <table:table-row table:style-name="ro3">
          <table:table-cell office:value-type="float" office:value="55.9406" calcext:value-type="float">
            <text:p>55.94 fps</text:p>
          </table:table-cell>
          <table:table-cell table:style-name="ce55"/>
          <table:table-cell office:value-type="float" office:value="59.8955" calcext:value-type="float">
            <text:p>59.90 fps</text:p>
          </table:table-cell>
          <table:table-cell/>
          <table:table-cell table:style-name="ce74" office:value-type="string" calcext:value-type="string">
            <text:p>Benefit</text:p>
          </table:table-cell>
          <table:table-cell/>
        </table:table-row>
        <table:table-row table:style-name="ro3">
          <table:table-cell office:value-type="float" office:value="55.9537" calcext:value-type="float">
            <text:p>55.95 fps</text:p>
          </table:table-cell>
          <table:table-cell table:style-name="ce55"/>
          <table:table-cell office:value-type="float" office:value="59.9087" calcext:value-type="float">
            <text:p>59.91 fps</text:p>
          </table:table-cell>
          <table:table-cell/>
          <table:table-cell table:style-name="ce79" table:formula="of:=([.A16]-[.C16])/[.A16]" office:value-type="percentage" office:value="0.0571878929814358" calcext:value-type="percentage">
            <text:p>5.72%</text:p>
          </table:table-cell>
          <table:table-cell/>
        </table:table-row>
        <table:table-row table:style-name="ro3">
          <table:table-cell office:value-type="float" office:value="56.1454" calcext:value-type="float">
            <text:p>56.15 fps</text:p>
          </table:table-cell>
          <table:table-cell table:style-name="ce55"/>
          <table:table-cell office:value-type="float" office:value="59.9537" calcext:value-type="float">
            <text:p>59.95 fps</text:p>
          </table:table-cell>
          <table:table-cell table:number-columns-repeated="3"/>
        </table:table-row>
        <table:table-row table:style-name="ro3">
          <table:table-cell office:value-type="float" office:value="56.6239" calcext:value-type="float">
            <text:p>56.62 fps</text:p>
          </table:table-cell>
          <table:table-cell table:style-name="ce55"/>
          <table:table-cell office:value-type="float" office:value="59.9593" calcext:value-type="float">
            <text:p>59.96 fps</text:p>
          </table:table-cell>
          <table:table-cell table:number-columns-repeated="3"/>
        </table:table-row>
        <table:table-row table:style-name="ro3">
          <table:table-cell office:value-type="float" office:value="56.6834" calcext:value-type="float">
            <text:p>56.68 fps</text:p>
          </table:table-cell>
          <table:table-cell table:style-name="ce55"/>
          <table:table-cell office:value-type="float" office:value="59.9618" calcext:value-type="float">
            <text:p>59.96 fps</text:p>
          </table:table-cell>
          <table:table-cell table:number-columns-repeated="3"/>
        </table:table-row>
        <table:table-row table:style-name="ro3">
          <table:table-cell office:value-type="float" office:value="56.6874" calcext:value-type="float">
            <text:p>56.69 fps</text:p>
          </table:table-cell>
          <table:table-cell table:style-name="ce55"/>
          <table:table-cell office:value-type="float" office:value="59.9639" calcext:value-type="float">
            <text:p>59.96 fps</text:p>
          </table:table-cell>
          <table:table-cell table:number-columns-repeated="3"/>
        </table:table-row>
        <table:table-row table:style-name="ro3">
          <table:table-cell office:value-type="float" office:value="56.6876" calcext:value-type="float">
            <text:p>56.69 fps</text:p>
          </table:table-cell>
          <table:table-cell/>
          <table:table-cell office:value-type="float" office:value="59.9777" calcext:value-type="float">
            <text:p>59.98 fps</text:p>
          </table:table-cell>
          <table:table-cell table:number-columns-repeated="3"/>
        </table:table-row>
        <table:table-row table:style-name="ro3">
          <table:table-cell office:value-type="float" office:value="56.6964" calcext:value-type="float">
            <text:p>56.70 fps</text:p>
          </table:table-cell>
          <table:table-cell/>
          <table:table-cell office:value-type="float" office:value="59.9815" calcext:value-type="float">
            <text:p>59.98 fps</text:p>
          </table:table-cell>
          <table:table-cell table:number-columns-repeated="3"/>
        </table:table-row>
        <table:table-row table:style-name="ro3">
          <table:table-cell office:value-type="float" office:value="56.6986" calcext:value-type="float">
            <text:p>56.70 fps</text:p>
          </table:table-cell>
          <table:table-cell/>
          <table:table-cell office:value-type="float" office:value="59.9962" calcext:value-type="float">
            <text:p>60.00 fps</text:p>
          </table:table-cell>
          <table:table-cell table:number-columns-repeated="3"/>
        </table:table-row>
        <table:table-row table:style-name="ro3">
          <table:table-cell office:value-type="float" office:value="56.7111" calcext:value-type="float">
            <text:p>56.71 fps</text:p>
          </table:table-cell>
          <table:table-cell/>
          <table:table-cell office:value-type="float" office:value="60.0075" calcext:value-type="float">
            <text:p>60.01 fps</text:p>
          </table:table-cell>
          <table:table-cell table:number-columns-repeated="3"/>
        </table:table-row>
        <table:table-row table:style-name="ro3">
          <table:table-cell office:value-type="float" office:value="56.7227" calcext:value-type="float">
            <text:p>56.72 fps</text:p>
          </table:table-cell>
          <table:table-cell/>
          <table:table-cell office:value-type="float" office:value="60.026" calcext:value-type="float">
            <text:p>60.03 fps</text:p>
          </table:table-cell>
          <table:table-cell table:number-columns-repeated="3"/>
        </table:table-row>
        <table:table-row table:style-name="ro3">
          <table:table-cell office:value-type="float" office:value="56.7748" calcext:value-type="float">
            <text:p>56.77 fps</text:p>
          </table:table-cell>
          <table:table-cell/>
          <table:table-cell office:value-type="float" office:value="60.029" calcext:value-type="float">
            <text:p>60.03 fps</text:p>
          </table:table-cell>
          <table:table-cell table:number-columns-repeated="3"/>
        </table:table-row>
        <table:table-row table:style-name="ro3">
          <table:table-cell office:value-type="float" office:value="56.7817" calcext:value-type="float">
            <text:p>56.78 fps</text:p>
          </table:table-cell>
          <table:table-cell/>
          <table:table-cell office:value-type="float" office:value="60.0357" calcext:value-type="float">
            <text:p>60.04 fps</text:p>
          </table:table-cell>
          <table:table-cell table:number-columns-repeated="3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table:style-name="ce76" table:formula="of:=1000/AVERAGE([.A2:.A14])" office:value-type="float" office:value="17.6844931345397" calcext:value-type="float">
            <text:p>17.68 ms</text:p>
          </table:table-cell>
          <table:table-cell/>
          <table:table-cell table:style-name="ce77" table:formula="of:=1000/AVERAGE([.C2:.C14])" office:value-type="float" office:value="16.6731542337307" calcext:value-type="float">
            <text:p>16.67 ms</text:p>
          </table:table-cell>
          <table:table-cell/>
          <table:table-cell table:style-name="ce80" office:value-type="string" calcext:value-type="string">
            <text:p>Average frame ti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adornments="Курсив" style:font-family-generic="swiss" style:font-pitch="variable"/>
    <style:font-face style:name="Trebuchet MS1" svg:font-family="'Trebuchet M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 number:title="Current (mobile)">
      <number:number number:decimal-places="3" number:min-decimal-places="3" number:min-integer-digits="0"/>
      <number:text> mA</number:text>
    </number:number-style>
    <number:number-style style:name="N131" number:title="FPS">
      <number:number number:decimal-places="1" number:min-decimal-places="1" number:min-integer-digits="0"/>
      <number:text> FPS</number:text>
    </number:number-style>
    <number:number-style style:name="N132" number:title="Temperature (mobile)">
      <number:number number:decimal-places="1" number:min-decimal-places="1" number:min-integer-digits="0"/>
      <number:text> °C</number:text>
    </number:number-style>
    <number:number-style style:name="N133">
      <number:number number:decimal-places="0" number:min-decimal-places="0" number:min-integer-digits="0"/>
      <number:text> sec</number:text>
    </number:number-style>
    <number:number-style style:name="N134">
      <number:number number:decimal-places="2" number:min-decimal-places="2" number:min-integer-digits="0"/>
      <number:text> sec</number:text>
    </number:number-style>
    <number:number-style style:name="N135">
      <number:number number:decimal-places="0" number:min-decimal-places="0" number:min-integer-digits="0"/>
      <number:text> Mb</number:text>
    </number:number-style>
    <number:number-style style:name="N136">
      <number:number number:decimal-places="2" number:min-decimal-places="2" number:min-integer-digits="1"/>
      <number:text>ms</number:text>
    </number:number-style>
    <number:number-style style:name="N137">
      <number:number number:decimal-places="2" number:min-decimal-places="2" number:min-integer-digits="1"/>
      <number:text> ms</number:text>
    </number:number-style>
    <number:number-style style:name="N138">
      <number:number number:decimal-places="2" number:min-decimal-places="2" number:min-integer-digits="1"/>
      <number:text> fps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ff9999"/>
    </style:style>
    <style:style style:name="Red_20_background" style:display-name="Red background" style:family="table-cell" style:parent-style-name="Default">
      <style:table-cell-properties fo:background-color="#ff9999"/>
    </style:style>
    <style:style style:name="Green_20_background" style:display-name="Green background" style:family="table-cell" style:parent-style-name="Default">
      <style:table-cell-properties fo:background-color="#ccffc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08:35:55.96876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oshido Matazuki</meta:initial-creator>
    <meta:creation-date>2020-04-16T12:46:23.89</meta:creation-date>
    <meta:generator>LibreOffice/25.8.1.1$Windows_X86_64 LibreOffice_project/54047653041915e595ad4e45cccea684809c77b5</meta:generator>
    <dc:date>2025-10-01T09:11:34.876220300</dc:date>
    <meta:editing-duration>PT12H8M28S</meta:editing-duration>
    <meta:editing-cycles>48</meta:editing-cycles>
    <meta:document-statistic meta:table-count="7" meta:cell-count="585" meta:object-count="0"/>
  </office:meta>
</office:document-meta>
</file>